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E000016A30000154B9BD6DA8D.wmf"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arial, verdana, sans-serif, 'Lucida Sans'"/>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style:rel-width="100%" table:align="center"/>
    </style:style>
    <style:style style:name="Таблица1.A" style:family="table-column">
      <style:table-column-properties style:column-width="0.852cm" style:rel-column-width="483*"/>
    </style:style>
    <style:style style:name="Таблица1.B" style:family="table-column">
      <style:table-column-properties style:column-width="3.23cm" style:rel-column-width="1831*"/>
    </style:style>
    <style:style style:name="Таблица1.E" style:family="table-column">
      <style:table-column-properties style:column-width="3.052cm" style:rel-column-width="1730*"/>
    </style:style>
    <style:style style:name="Таблица1.F" style:family="table-column">
      <style:table-column-properties style:column-width="3.408cm" style:rel-column-width="1932*"/>
    </style:style>
    <style:style style:name="Таблица1.A1" style:family="table-cell">
      <style:table-cell-properties fo:padding="0cm" fo:border="none"/>
    </style:style>
    <style:style style:name="Таблица1.B4" style:family="table-cell">
      <style:table-cell-properties fo:padding="0.049cm" fo:border-left="none" fo:border-right="none" fo:border-top="none" fo:border-bottom="0.05pt solid #000000"/>
    </style:style>
    <style:style style:name="Таблица2" style:family="table">
      <style:table-properties style:width="16.508cm" table:align="left" style:writing-mode="lr-tb"/>
    </style:style>
    <style:style style:name="Таблица2.A" style:family="table-column">
      <style:table-column-properties style:column-width="8.25cm"/>
    </style:style>
    <style:style style:name="Таблица2.B" style:family="table-column">
      <style:table-column-properties style:column-width="8.259cm"/>
    </style:style>
    <style:style style:name="Таблица2.1" style:family="table-row">
      <style:table-row-properties fo:keep-together="auto"/>
    </style:style>
    <style:style style:name="Таблица2.A1" style:family="table-cell">
      <style:table-cell-properties style:vertical-align="top" fo:padding="0.097cm" fo:border-left="0.1pt solid #000000" fo:border-right="none" fo:border-top="0.1pt solid #000000" fo:border-bottom="0.1pt solid #000000" style:writing-mode="lr-tb"/>
    </style:style>
    <style:style style:name="Таблица2.B1" style:family="table-cell">
      <style:table-cell-properties style:vertical-align="top" fo:padding="0.097cm" fo:border="0.1pt solid #000000" style:writing-mode="lr-tb"/>
    </style:style>
    <style:style style:name="Таблица2.A2" style:family="table-cell">
      <style:table-cell-properties style:vertical-align="top" fo:padding="0.097cm" fo:border-left="0.1pt solid #000000" fo:border-right="none" fo:border-top="none" fo:border-bottom="0.1pt solid #000000" style:writing-mode="lr-tb"/>
    </style:style>
    <style:style style:name="Таблица2.B2" style:family="table-cell">
      <style:table-cell-properties style:vertical-align="top" fo:padding="0.097cm" fo:border-left="0.1pt solid #000000" fo:border-right="0.1pt solid #000000" fo:border-top="none" fo:border-bottom="0.1pt solid #000000" style:writing-mode="lr-tb"/>
    </style:style>
    <style:style style:name="Таблица3" style:family="table">
      <style:table-properties style:width="16.505cm" table:align="left" style:writing-mode="lr-tb"/>
    </style:style>
    <style:style style:name="Таблица3.A" style:family="table-column">
      <style:table-column-properties style:column-width="3.3cm"/>
    </style:style>
    <style:style style:name="Таблица3.E" style:family="table-column">
      <style:table-column-properties style:column-width="3.304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E1" style:family="table-cell">
      <style:table-cell-properties style:vertical-align="top" fo:padding="0.097cm" fo:border="0.1pt solid #000000" style:writing-mode="lr-tb"/>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text-properties officeooo:rsid="002f3efd" officeooo:paragraph-rsid="002f3efd"/>
    </style:style>
    <style:style style:name="P2" style:family="paragraph" style:parent-style-name="Table_20_Contents">
      <style:text-properties officeooo:rsid="004986dc" officeooo:paragraph-rsid="004986dc"/>
    </style:style>
    <style:style style:name="P3" style:family="paragraph" style:parent-style-name="Table_20_Contents">
      <style:paragraph-properties fo:text-align="center" style:justify-single-word="false"/>
      <style:text-properties officeooo:paragraph-rsid="00dbc10e"/>
    </style:style>
    <style:style style:name="P4" style:family="paragraph" style:parent-style-name="Table_20_Contents">
      <style:paragraph-properties fo:text-align="center" style:justify-single-word="false"/>
      <style:text-properties officeooo:paragraph-rsid="00dca26f"/>
    </style:style>
    <style:style style:name="P5" style:family="paragraph" style:parent-style-name="Table_20_Contents">
      <style:paragraph-properties fo:text-align="center" style:justify-single-word="false"/>
      <style:text-properties officeooo:paragraph-rsid="013a4d2c"/>
    </style:style>
    <style:style style:name="P6" style:family="paragraph" style:parent-style-name="Table_20_Contents">
      <style:text-properties officeooo:paragraph-rsid="00dca26f"/>
    </style:style>
    <style:style style:name="P7" style:family="paragraph" style:parent-style-name="Table_20_Contents">
      <style:paragraph-properties fo:text-align="center" style:justify-single-word="false"/>
      <style:text-properties officeooo:rsid="013a4d2c" officeooo:paragraph-rsid="013a4d2c"/>
    </style:style>
    <style:style style:name="P8" style:family="paragraph" style:parent-style-name="Table_20_Contents">
      <style:paragraph-properties fo:line-height="115%"/>
      <style:text-properties officeooo:paragraph-rsid="00dca26f"/>
    </style:style>
    <style:style style:name="P9" style:family="paragraph" style:parent-style-name="Заголовок_20_содержимого_20_таблицы">
      <style:text-properties officeooo:rsid="004986dc" officeooo:paragraph-rsid="00986e03"/>
    </style:style>
    <style:style style:name="P10" style:family="paragraph" style:parent-style-name="Заголовок_20_содержимого_20_таблицы">
      <style:text-properties officeooo:rsid="004986dc" officeooo:paragraph-rsid="00a74cb2"/>
    </style:style>
    <style:style style:name="P11" style:family="paragraph" style:parent-style-name="Заголовок_20_содержимого_20_таблицы">
      <style:text-properties officeooo:rsid="004986dc" officeooo:paragraph-rsid="00b8d99d"/>
    </style:style>
    <style:style style:name="P12" style:family="paragraph" style:parent-style-name="Заголовок_20_содержимого_20_таблицы">
      <style:text-properties officeooo:rsid="009fcedc" officeooo:paragraph-rsid="009fcedc"/>
    </style:style>
    <style:style style:name="P13" style:family="paragraph" style:parent-style-name="МПТ_3a__3a_Заголовок">
      <style:text-properties officeooo:rsid="002f3efd" officeooo:paragraph-rsid="00a445e2"/>
    </style:style>
    <style:style style:name="P14" style:family="paragraph" style:parent-style-name="МПТ_3a__3a_Заголовок">
      <style:text-properties officeooo:rsid="002f3efd" officeooo:paragraph-rsid="0045e401"/>
    </style:style>
    <style:style style:name="P15" style:family="paragraph" style:parent-style-name="МПТ_3a__3a_Заголовок">
      <style:text-properties officeooo:rsid="00b8e5a2" officeooo:paragraph-rsid="00b8e5a2"/>
    </style:style>
    <style:style style:name="P16" style:family="paragraph" style:parent-style-name="МПТ_3a__3a_Заголовок">
      <style:text-properties officeooo:paragraph-rsid="00a2045e"/>
    </style:style>
    <style:style style:name="P17" style:family="paragraph" style:parent-style-name="МПТ_3a__3a_Заголовок">
      <style:text-properties officeooo:rsid="00cbc94f" officeooo:paragraph-rsid="00cbc94f"/>
    </style:style>
    <style:style style:name="P18" style:family="paragraph" style:parent-style-name="МПТ_3a__3a_Университет">
      <style:text-properties officeooo:paragraph-rsid="0045e401"/>
    </style:style>
    <style:style style:name="P19" style:family="paragraph" style:parent-style-name="МПТ_3a__3a_Университет">
      <style:text-properties officeooo:paragraph-rsid="0068396b"/>
    </style:style>
    <style:style style:name="P20" style:family="paragraph" style:parent-style-name="МПТ_3a__3a_Техникум">
      <style:text-properties officeooo:paragraph-rsid="003c6e50"/>
    </style:style>
    <style:style style:name="P21" style:family="paragraph" style:parent-style-name="МПТ_3a__3a_Техникум">
      <style:text-properties officeooo:paragraph-rsid="0068396b"/>
    </style:style>
    <style:style style:name="P22" style:family="paragraph" style:parent-style-name="МПТ_3a__3a_Утверждение">
      <style:text-properties officeooo:rsid="0045e401" officeooo:paragraph-rsid="0068396b"/>
    </style:style>
    <style:style style:name="P23" style:family="paragraph" style:parent-style-name="МПТ_3a__3a_Утверждение">
      <style:text-properties officeooo:paragraph-rsid="00b52fc7"/>
    </style:style>
    <style:style style:name="P24" style:family="paragraph" style:parent-style-name="МПТ_3a__3a_Заголовок_3a__3a_Тема">
      <style:text-properties officeooo:paragraph-rsid="0068396b"/>
    </style:style>
    <style:style style:name="P25" style:family="paragraph" style:parent-style-name="МПТ_3a__3a_Заголовок_3a__3a_ЛУ">
      <style:text-properties officeooo:rsid="0068396b"/>
    </style:style>
    <style:style style:name="P26" style:family="paragraph" style:parent-style-name="МПТ_3a__3a_Заголовок_3a__3a_Тип">
      <style:text-properties officeooo:rsid="00907c94" officeooo:paragraph-rsid="00907c94"/>
    </style:style>
    <style:style style:name="P27" style:family="paragraph" style:parent-style-name="МПТ_3a__3a_Заголовок_3a__3a_Тип">
      <style:text-properties officeooo:rsid="00907c94" officeooo:paragraph-rsid="00925a8b"/>
    </style:style>
    <style:style style:name="P28" style:family="paragraph" style:parent-style-name="МПТ_3a__3a_Министерство">
      <style:text-properties officeooo:paragraph-rsid="0068396b"/>
    </style:style>
    <style:style style:name="P29" style:family="paragraph" style:parent-style-name="МПТ_3a__3a_Заголовок_3a__3a_Обозначение">
      <style:text-properties officeooo:rsid="00b6d640" officeooo:paragraph-rsid="00bf5064"/>
    </style:style>
    <style:style style:name="P30" style:family="paragraph" style:parent-style-name="МПТ_3a__3a_Заголовок_3a__3a_Листов">
      <style:text-properties officeooo:paragraph-rsid="0068396b"/>
    </style:style>
    <style:style style:name="P31" style:family="paragraph" style:parent-style-name="Text_20_body">
      <style:text-properties officeooo:paragraph-rsid="00dca26f"/>
    </style:style>
    <style:style style:name="P32" style:family="paragraph" style:parent-style-name="Text_20_body">
      <style:text-properties officeooo:paragraph-rsid="00edec77"/>
    </style:style>
    <style:style style:name="P33" style:family="paragraph" style:parent-style-name="Обычный_20__28_веб_29_">
      <style:text-properties officeooo:paragraph-rsid="00dbc10e"/>
    </style:style>
    <style:style style:name="P34" style:family="paragraph" style:parent-style-name="Обычный_20__28_веб_29_">
      <style:text-properties officeooo:paragraph-rsid="00dca26f"/>
    </style:style>
    <style:style style:name="P35" style:family="paragraph" style:parent-style-name="Обычный_20__28_веб_29_">
      <style:text-properties officeooo:paragraph-rsid="01062dae"/>
    </style:style>
    <style:style style:name="P36" style:family="paragraph" style:parent-style-name="Standard">
      <style:text-properties officeooo:paragraph-rsid="00f0c051"/>
    </style:style>
    <style:style style:name="P37" style:family="paragraph" style:parent-style-name="Standard">
      <style:paragraph-properties>
        <style:tab-stops>
          <style:tab-stop style:position="18cm" style:type="right" style:leader-style="dotted" style:leader-text="."/>
        </style:tab-stops>
      </style:paragraph-properties>
    </style:style>
    <style:style style:name="P38" style:family="paragraph" style:parent-style-name="ЕСПД.Абзац">
      <style:text-properties officeooo:paragraph-rsid="00eca15a"/>
    </style:style>
    <style:style style:name="P39" style:family="paragraph" style:parent-style-name="ЕСПД.Абзац">
      <style:text-properties officeooo:rsid="013ca6b0" officeooo:paragraph-rsid="013ca6b0"/>
    </style:style>
    <style:style style:name="P40" style:family="paragraph" style:parent-style-name="ЕСПД.Абзац">
      <style:text-properties fo:language="ru" fo:country="RU" officeooo:rsid="013ca6b0" officeooo:paragraph-rsid="013ca6b0"/>
    </style:style>
    <style:style style:name="P41" style:family="paragraph" style:parent-style-name="ЕСПД.Абзац">
      <style:text-properties officeooo:rsid="0144d6e5" officeooo:paragraph-rsid="0144d6e5"/>
    </style:style>
    <style:style style:name="P42" style:family="paragraph" style:parent-style-name="ЕСПД.Абзац">
      <style:text-properties officeooo:paragraph-rsid="016069d3"/>
    </style:style>
    <style:style style:name="P43" style:family="paragraph" style:parent-style-name="ЕСПД.Абзац">
      <style:text-properties fo:background-color="transparent"/>
    </style:style>
    <style:style style:name="P44" style:family="paragraph" style:parent-style-name="ЕСПД.Абзац">
      <style:text-properties officeooo:rsid="01297113" officeooo:paragraph-rsid="016962fe" fo:background-color="transparent"/>
    </style:style>
    <style:style style:name="P45" style:family="paragraph" style:parent-style-name="ЕСПД.Абзац">
      <style:text-properties officeooo:rsid="013917e9" officeooo:paragraph-rsid="016962fe" fo:background-color="transparent"/>
    </style:style>
    <style:style style:name="P46" style:family="paragraph" style:parent-style-name="ЕСПД.Абзац">
      <style:text-properties officeooo:rsid="013917e9" officeooo:paragraph-rsid="01699a1a" fo:background-color="transparent"/>
    </style:style>
    <style:style style:name="P47" style:family="paragraph" style:parent-style-name="ЕСПД.Абзац">
      <style:text-properties officeooo:rsid="013917e9" officeooo:paragraph-rsid="016c328a" fo:background-color="transparent"/>
    </style:style>
    <style:style style:name="P48" style:family="paragraph" style:parent-style-name="ЕСПД.Абзац">
      <style:text-properties officeooo:rsid="013917e9" officeooo:paragraph-rsid="016cc753" fo:background-color="transparent"/>
    </style:style>
    <style:style style:name="P49" style:family="paragraph" style:parent-style-name="ЕСПД.Абзац">
      <style:text-properties officeooo:rsid="016962fe" officeooo:paragraph-rsid="016962fe" fo:background-color="transparent"/>
    </style:style>
    <style:style style:name="P50" style:family="paragraph" style:parent-style-name="ЕСПД.Абзац">
      <style:text-properties officeooo:rsid="016962fe" officeooo:paragraph-rsid="01699a1a" fo:background-color="transparent"/>
    </style:style>
    <style:style style:name="P51" style:family="paragraph" style:parent-style-name="ЕСПД.Абзац">
      <style:text-properties officeooo:rsid="016c328a" officeooo:paragraph-rsid="016c328a" fo:background-color="transparent"/>
    </style:style>
    <style:style style:name="P52" style:family="paragraph" style:parent-style-name="ЕСПД.Абзац">
      <style:text-properties officeooo:paragraph-rsid="0128e556"/>
    </style:style>
    <style:style style:name="P53" style:family="paragraph" style:parent-style-name="ЕСПД.Абзац" style:master-page-name="">
      <style:paragraph-properties fo:margin-left="0cm" fo:margin-right="0cm" fo:margin-top="0cm" fo:margin-bottom="0cm" loext:contextual-spacing="false" fo:text-align="justify" style:justify-single-word="false" fo:hyphenation-ladder-count="no-limit" fo:text-indent="0.9cm" style:auto-text-indent="false" style:page-number="auto"/>
      <style:text-properties fo:font-size="12.8000001907349pt" officeooo:paragraph-rsid="00dbc10e" style:font-size-asian="10.5pt" fo:hyphenate="true" fo:hyphenation-remain-char-count="2" fo:hyphenation-push-char-count="2"/>
    </style:style>
    <style:style style:name="P54" style:family="paragraph" style:parent-style-name="ЕСПД.Абзац" style:master-page-name="">
      <style:paragraph-properties fo:margin-left="0cm" fo:margin-right="0cm" fo:margin-top="0cm" fo:margin-bottom="0cm" loext:contextual-spacing="false" fo:line-height="150%" fo:hyphenation-ladder-count="no-limit" fo:text-indent="0.9cm" style:auto-text-indent="false" style:page-number="auto"/>
      <style:text-properties fo:font-size="12.8000001907349pt" officeooo:paragraph-rsid="016e52e1" fo:hyphenate="true" fo:hyphenation-remain-char-count="2" fo:hyphenation-push-char-count="2"/>
    </style:style>
    <style:style style:name="P55"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fo:font-size="12.8000001907349pt" officeooo:paragraph-rsid="016e52e1" fo:hyphenate="true" fo:hyphenation-remain-char-count="2" fo:hyphenation-push-char-count="2"/>
    </style:style>
    <style:style style:name="P56"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fo:font-size="12.8000001907349pt" officeooo:rsid="016e52e1" officeooo:paragraph-rsid="016e52e1" fo:hyphenate="true" fo:hyphenation-remain-char-count="2" fo:hyphenation-push-char-count="2"/>
    </style:style>
    <style:style style:name="P57"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fo:font-size="12.8000001907349pt" officeooo:rsid="016e52e1" officeooo:paragraph-rsid="0170d768" fo:hyphenate="true" fo:hyphenation-remain-char-count="2" fo:hyphenation-push-char-count="2"/>
    </style:style>
    <style:style style:name="P58"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fo:font-size="12.8000001907349pt" officeooo:rsid="0173717b" officeooo:paragraph-rsid="0173717b" fo:hyphenate="true" fo:hyphenation-remain-char-count="2" fo:hyphenation-push-char-count="2"/>
    </style:style>
    <style:style style:name="P59"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officeooo:paragraph-rsid="0174531a" fo:hyphenate="true" fo:hyphenation-remain-char-count="2" fo:hyphenation-push-char-count="2"/>
    </style:style>
    <style:style style:name="P60" style:family="paragraph" style:parent-style-name="ЕСПД.Абзац">
      <style:text-properties fo:language="ru" fo:country="RU" officeooo:rsid="01316d93" officeooo:paragraph-rsid="016a9d51" fo:background-color="#ffff00"/>
    </style:style>
    <style:style style:name="P61" style:family="paragraph" style:parent-style-name="ЕСПД.Абзац">
      <style:text-properties officeooo:rsid="013917e9" officeooo:paragraph-rsid="016962fe" fo:background-color="transparent"/>
    </style:style>
    <style:style style:name="P62" style:family="paragraph" style:parent-style-name="ЕСПД.Абзац">
      <style:text-properties officeooo:paragraph-rsid="018001a8"/>
    </style:style>
    <style:style style:name="P63" style:family="paragraph" style:parent-style-name="ЕСПД.Абзац">
      <style:paragraph-properties fo:margin-left="0cm" fo:margin-right="0cm" fo:margin-top="0cm" fo:margin-bottom="0cm" loext:contextual-spacing="false" fo:line-height="150%" fo:hyphenation-ladder-count="no-limit" fo:text-indent="0.9cm" style:auto-text-indent="false"/>
      <style:text-properties fo:font-size="12.8000001907349pt" officeooo:rsid="0174531a" officeooo:paragraph-rsid="0174531a" fo:hyphenate="true" fo:hyphenation-remain-char-count="2" fo:hyphenation-push-char-count="2"/>
    </style:style>
    <style:style style:name="P64" style:family="paragraph" style:parent-style-name="ЕСПД.Абзац">
      <style:paragraph-properties fo:margin-left="0cm" fo:margin-right="0cm" fo:margin-top="0cm" fo:margin-bottom="0cm" loext:contextual-spacing="false" fo:text-align="justify" style:justify-single-word="false" fo:hyphenation-ladder-count="no-limit" fo:text-indent="0.9cm" style:auto-text-indent="false"/>
      <style:text-properties fo:language="ru" fo:country="RU" officeooo:rsid="013ca6b0" officeooo:paragraph-rsid="016cc753" fo:hyphenate="true" fo:hyphenation-remain-char-count="2" fo:hyphenation-push-char-count="2"/>
    </style:style>
    <style:style style:name="P65" style:family="paragraph" style:parent-style-name="ЕСПД.Абзац" style:master-page-name="">
      <style:paragraph-properties fo:margin-left="0cm" fo:margin-right="0cm" fo:margin-top="0cm" fo:margin-bottom="0cm" loext:contextual-spacing="false" fo:line-height="150%" fo:hyphenation-ladder-count="no-limit" fo:text-indent="0.9cm" style:auto-text-indent="false" style:page-number="auto"/>
      <style:text-properties officeooo:paragraph-rsid="017fb677" fo:hyphenate="true" fo:hyphenation-remain-char-count="2" fo:hyphenation-push-char-count="2"/>
    </style:style>
    <style:style style:name="P66" style:family="paragraph" style:parent-style-name="ЕСПД.ЗаголовокРазделаСНомером" style:master-page-name="">
      <style:paragraph-properties fo:margin-top="0cm" fo:margin-bottom="0.75cm" loext:contextual-spacing="false" fo:line-height="150%" fo:text-align="center" style:justify-single-word="false" style:page-number="auto" fo:break-before="page" fo:keep-with-next="always"/>
      <style:text-properties fo:text-transform="uppercase"/>
    </style:style>
    <style:style style:name="P67" style:family="paragraph" style:parent-style-name="ЕСПД.ЗаголовокРазделаСНомером" style:master-page-name="">
      <style:paragraph-properties fo:margin-top="0cm" fo:margin-bottom="0.75cm" loext:contextual-spacing="false" fo:line-height="150%" style:page-number="auto" fo:break-before="page" fo:keep-with-next="always"/>
      <style:text-properties fo:text-transform="uppercase" fo:font-size="15pt" style:font-size-asian="15pt" style:font-size-complex="15pt"/>
    </style:style>
    <style:style style:name="P68" style:family="paragraph" style:parent-style-name="ЕСПД.ЗаголовокРазделаСНомером">
      <style:paragraph-properties fo:break-before="page"/>
    </style:style>
    <style:style style:name="P69" style:family="paragraph" style:parent-style-name="ЕСПД.ЗаголовокПодразделаСНомером">
      <style:text-properties officeooo:paragraph-rsid="01237b94"/>
    </style:style>
    <style:style style:name="P70" style:family="paragraph" style:parent-style-name="ЕСПД.ЗаголовокПодразделаСНомером" style:master-page-name="">
      <style:paragraph-properties fo:margin-top="0.75cm" fo:margin-bottom="0.379cm" loext:contextual-spacing="false" fo:line-height="150%" style:page-number="auto" fo:keep-with-next="always"/>
    </style:style>
    <style:style style:name="P71" style:family="paragraph" style:parent-style-name="МПТ_3a__3a_Министерство" style:master-page-name="First_20_Page">
      <style:paragraph-properties style:page-number="1"/>
      <style:text-properties officeooo:paragraph-rsid="0045e401"/>
    </style:style>
    <style:style style:name="P72" style:family="paragraph" style:parent-style-name="МПТ_3a__3a_Университет" style:master-page-name="First_20_Page">
      <style:paragraph-properties style:page-number="1"/>
      <style:text-properties officeooo:paragraph-rsid="00ae6116"/>
    </style:style>
    <style:style style:name="P73" style:family="paragraph" style:parent-style-name="ЕСПД.МаркированныйСписок">
      <style:text-properties officeooo:rsid="013dfe51" officeooo:paragraph-rsid="013dfe51"/>
    </style:style>
    <style:style style:name="P74" style:family="paragraph" style:parent-style-name="ЕСПД.МаркированныйСписок">
      <style:text-properties officeooo:rsid="01237b94"/>
    </style:style>
    <style:style style:name="P75" style:family="paragraph" style:parent-style-name="ЕСПД.МаркированныйСписок">
      <style:text-properties officeooo:rsid="013917e9" officeooo:paragraph-rsid="013917e9"/>
    </style:style>
    <style:style style:name="P76" style:family="paragraph" style:parent-style-name="ЕСПД.МаркированныйСписок">
      <style:text-properties officeooo:rsid="01237b94" officeooo:paragraph-rsid="01237b94" fo:background-color="transparent"/>
    </style:style>
    <style:style style:name="P77" style:family="paragraph" style:parent-style-name="ЕСПД.МаркированныйСписок">
      <style:text-properties officeooo:rsid="01796827" officeooo:paragraph-rsid="01796827" fo:background-color="transparent"/>
    </style:style>
    <style:style style:name="P78" style:family="paragraph">
      <loext:graphic-properties draw:fill="solid" draw:fill-color="#000000"/>
    </style:style>
    <style:style style:name="P79" style:family="paragraph">
      <style:paragraph-properties fo:text-align="center"/>
    </style:style>
    <style:style style:name="P80"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45e401"/>
    </style:style>
    <style:style style:name="T2" style:family="text">
      <style:text-properties officeooo:rsid="006c3a61"/>
    </style:style>
    <style:style style:name="T3" style:family="text">
      <style:text-properties officeooo:rsid="007c14f8"/>
    </style:style>
    <style:style style:name="T4" style:family="text">
      <style:text-properties officeooo:rsid="0091918e"/>
    </style:style>
    <style:style style:name="T5" style:family="text">
      <style:text-properties officeooo:rsid="00a0876e"/>
    </style:style>
    <style:style style:name="T6" style:family="text">
      <style:text-properties officeooo:rsid="00cf0850"/>
    </style:style>
    <style:style style:name="T7" style:family="text">
      <style:text-properties officeooo:rsid="00dafdcd"/>
    </style:style>
    <style:style style:name="T8" style:family="text">
      <style:text-properties fo:language="en" fo:country="US"/>
    </style:style>
    <style:style style:name="T9" style:family="text">
      <style:text-properties fo:language="en" fo:country="US" officeooo:rsid="00eca15a"/>
    </style:style>
    <style:style style:name="T10" style:family="text">
      <style:text-properties fo:language="en" fo:country="US" officeooo:rsid="00efe41c"/>
    </style:style>
    <style:style style:name="T11" style:family="text">
      <style:text-properties fo:language="en" fo:country="US" officeooo:rsid="01148999"/>
    </style:style>
    <style:style style:name="T12" style:family="text">
      <style:text-properties fo:language="en" fo:country="US" officeooo:rsid="011676d9"/>
    </style:style>
    <style:style style:name="T13" style:family="text">
      <style:text-properties fo:language="en" fo:country="US" officeooo:rsid="013917e9"/>
    </style:style>
    <style:style style:name="T14" style:family="text">
      <style:text-properties fo:language="en" fo:country="US" officeooo:rsid="013f604f"/>
    </style:style>
    <style:style style:name="T15" style:family="text">
      <style:text-properties fo:language="en" fo:country="US" officeooo:rsid="014b9ded"/>
    </style:style>
    <style:style style:name="T16" style:family="text">
      <style:text-properties fo:language="en" fo:country="US" officeooo:rsid="014d3ce4"/>
    </style:style>
    <style:style style:name="T17" style:family="text">
      <style:text-properties fo:language="en" fo:country="US" officeooo:rsid="0156cda1"/>
    </style:style>
    <style:style style:name="T18" style:family="text">
      <style:text-properties fo:language="en" fo:country="US" officeooo:rsid="0157bb75"/>
    </style:style>
    <style:style style:name="T19" style:family="text">
      <style:text-properties fo:language="en" fo:country="US" officeooo:rsid="0158bb8a"/>
    </style:style>
    <style:style style:name="T20" style:family="text">
      <style:text-properties fo:language="en" fo:country="US" officeooo:rsid="01662db1"/>
    </style:style>
    <style:style style:name="T21" style:family="text">
      <style:text-properties style:font-name="Times New Roman" fo:font-size="12pt" fo:font-weight="normal" style:font-size-asian="12pt" style:font-weight-asian="normal" style:font-name-complex="Times New Roman" style:font-size-complex="12pt"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tyle="normal" style:font-style-asian="normal" style:font-style-complex="normal"/>
    </style:style>
    <style:style style:name="T24" style:family="text">
      <style:text-properties fo:font-style="normal" officeooo:rsid="00edec77" style:font-style-asian="normal" style:font-style-complex="normal"/>
    </style:style>
    <style:style style:name="T25" style:family="text">
      <style:text-properties fo:color="#000000"/>
    </style:style>
    <style:style style:name="T26" style:family="text">
      <style:text-properties officeooo:rsid="00dbc10e"/>
    </style:style>
    <style:style style:name="T27" style:family="text">
      <style:text-properties officeooo:rsid="00e08165"/>
    </style:style>
    <style:style style:name="T28" style:family="text">
      <style:text-properties officeooo:rsid="00e235d4"/>
    </style:style>
    <style:style style:name="T29" style:family="text">
      <style:text-properties officeooo:rsid="00eca15a"/>
    </style:style>
    <style:style style:name="T30" style:family="text">
      <style:text-properties officeooo:rsid="00ef2241"/>
    </style:style>
    <style:style style:name="T31" style:family="text">
      <style:text-properties officeooo:rsid="00efe00c"/>
    </style:style>
    <style:style style:name="T32" style:family="text">
      <style:text-properties officeooo:rsid="00efe41c"/>
    </style:style>
    <style:style style:name="T33" style:family="text">
      <style:text-properties fo:language="ru" fo:country="RU"/>
    </style:style>
    <style:style style:name="T34" style:family="text">
      <style:text-properties fo:language="ru" fo:country="RU" officeooo:rsid="00efe41c"/>
    </style:style>
    <style:style style:name="T35" style:family="text">
      <style:text-properties fo:language="ru" fo:country="RU" officeooo:rsid="010987c0"/>
    </style:style>
    <style:style style:name="T36" style:family="text">
      <style:text-properties fo:language="ru" fo:country="RU" officeooo:rsid="011676d9"/>
    </style:style>
    <style:style style:name="T37" style:family="text">
      <style:text-properties fo:language="ru" fo:country="RU" officeooo:rsid="011fc6b0"/>
    </style:style>
    <style:style style:name="T38" style:family="text">
      <style:text-properties fo:language="ru" fo:country="RU" officeooo:rsid="013917e9"/>
    </style:style>
    <style:style style:name="T39" style:family="text">
      <style:text-properties fo:language="ru" fo:country="RU" officeooo:rsid="013f604f"/>
    </style:style>
    <style:style style:name="T40" style:family="text">
      <style:text-properties fo:language="ru" fo:country="RU" officeooo:rsid="01455bdb"/>
    </style:style>
    <style:style style:name="T41" style:family="text">
      <style:text-properties fo:language="ru" fo:country="RU" officeooo:rsid="0147d566"/>
    </style:style>
    <style:style style:name="T42" style:family="text">
      <style:text-properties fo:language="ru" fo:country="RU" officeooo:rsid="014b9ded"/>
    </style:style>
    <style:style style:name="T43" style:family="text">
      <style:text-properties fo:language="ru" fo:country="RU" officeooo:rsid="0156cda1"/>
    </style:style>
    <style:style style:name="T44" style:family="text">
      <style:text-properties fo:language="ru" fo:country="RU" officeooo:rsid="0157bb75"/>
    </style:style>
    <style:style style:name="T45" style:family="text">
      <style:text-properties fo:language="ru" fo:country="RU" officeooo:rsid="0158bb8a"/>
    </style:style>
    <style:style style:name="T46" style:family="text">
      <style:text-properties fo:language="ru" fo:country="RU" officeooo:rsid="015900af"/>
    </style:style>
    <style:style style:name="T47" style:family="text">
      <style:text-properties fo:language="ru" fo:country="RU" officeooo:rsid="015c1fa3"/>
    </style:style>
    <style:style style:name="T48" style:family="text">
      <style:text-properties fo:language="ru" fo:country="RU" officeooo:rsid="015cc9ea"/>
    </style:style>
    <style:style style:name="T49" style:family="text">
      <style:text-properties fo:language="ru" fo:country="RU" officeooo:rsid="015e68b8"/>
    </style:style>
    <style:style style:name="T50" style:family="text">
      <style:text-properties fo:language="ru" fo:country="RU" officeooo:rsid="01662db1"/>
    </style:style>
    <style:style style:name="T51" style:family="text">
      <style:text-properties fo:language="ru" fo:country="RU" officeooo:rsid="01682068"/>
    </style:style>
    <style:style style:name="T52" style:family="text">
      <style:text-properties fo:font-weight="normal" style:font-weight-asian="normal" style:font-weight-complex="normal"/>
    </style:style>
    <style:style style:name="T53" style:family="text">
      <style:text-properties officeooo:rsid="010987c0"/>
    </style:style>
    <style:style style:name="T54" style:family="text">
      <style:text-properties officeooo:rsid="010b9111"/>
    </style:style>
    <style:style style:name="T55" style:family="text">
      <style:text-properties officeooo:rsid="010cacbe"/>
    </style:style>
    <style:style style:name="T56" style:family="text">
      <style:text-properties officeooo:rsid="01148999"/>
    </style:style>
    <style:style style:name="T57" style:family="text">
      <style:text-properties officeooo:rsid="011a3322"/>
    </style:style>
    <style:style style:name="T58" style:family="text">
      <style:text-properties officeooo:rsid="011ec15b"/>
    </style:style>
    <style:style style:name="T59" style:family="text">
      <style:text-properties officeooo:rsid="0121ff14"/>
    </style:style>
    <style:style style:name="T60" style:family="text">
      <style:text-properties fo:background-color="transparent" loext:char-shading-value="0"/>
    </style:style>
    <style:style style:name="T61" style:family="text">
      <style:text-properties officeooo:rsid="0126efd9" fo:background-color="transparent" loext:char-shading-value="0"/>
    </style:style>
    <style:style style:name="T62" style:family="text">
      <style:text-properties officeooo:rsid="01237b94" fo:background-color="transparent" loext:char-shading-value="0"/>
    </style:style>
    <style:style style:name="T63" style:family="text">
      <style:text-properties officeooo:rsid="010b9111" fo:background-color="transparent" loext:char-shading-value="0"/>
    </style:style>
    <style:style style:name="T64" style:family="text">
      <style:text-properties officeooo:rsid="010cacbe" fo:background-color="transparent" loext:char-shading-value="0"/>
    </style:style>
    <style:style style:name="T65" style:family="text">
      <style:text-properties officeooo:rsid="00e3b5bb" fo:background-color="transparent" loext:char-shading-value="0"/>
    </style:style>
    <style:style style:name="T66" style:family="text">
      <style:text-properties officeooo:rsid="017c3ece" fo:background-color="transparent" loext:char-shading-value="0"/>
    </style:style>
    <style:style style:name="T67" style:family="text">
      <style:text-properties officeooo:rsid="0126efd9"/>
    </style:style>
    <style:style style:name="T68" style:family="text">
      <style:text-properties officeooo:rsid="0128e556"/>
    </style:style>
    <style:style style:name="T69" style:family="text">
      <style:text-properties officeooo:rsid="012aa8ca"/>
    </style:style>
    <style:style style:name="T70" style:family="text">
      <style:text-properties officeooo:rsid="01316d93"/>
    </style:style>
    <style:style style:name="T71" style:family="text">
      <style:text-properties fo:font-size="12.8000001907349pt" fo:language="en" fo:country="US" officeooo:rsid="015cdbfe" style:font-size-asian="10.5pt"/>
    </style:style>
    <style:style style:name="T72" style:family="text">
      <style:text-properties fo:font-size="12.8000001907349pt" fo:language="en" fo:country="US" officeooo:rsid="015e64ce" style:font-size-asian="10.5pt"/>
    </style:style>
    <style:style style:name="T73" style:family="text">
      <style:text-properties fo:font-size="12.8000001907349pt" officeooo:rsid="016e52e1"/>
    </style:style>
    <style:style style:name="T74" style:family="text">
      <style:text-properties fo:font-size="12.8000001907349pt" officeooo:rsid="0174531a"/>
    </style:style>
    <style:style style:name="T75" style:family="text">
      <style:text-properties officeooo:rsid="0134e5bc"/>
    </style:style>
    <style:style style:name="T76" style:family="text">
      <style:text-properties officeooo:rsid="013917e9"/>
    </style:style>
    <style:style style:name="T77" style:family="text">
      <style:text-properties officeooo:rsid="013931ad"/>
    </style:style>
    <style:style style:name="T78" style:family="text">
      <style:text-properties officeooo:rsid="013a4d2c"/>
    </style:style>
    <style:style style:name="T79" style:family="text">
      <style:text-properties fo:font-size="15pt" style:font-size-asian="15pt" style:font-size-complex="15pt"/>
    </style:style>
    <style:style style:name="T80" style:family="text">
      <style:text-properties officeooo:rsid="013dfe51"/>
    </style:style>
    <style:style style:name="T81" style:family="text">
      <style:text-properties officeooo:rsid="013f604f"/>
    </style:style>
    <style:style style:name="T82" style:family="text">
      <style:text-properties officeooo:rsid="014982c8"/>
    </style:style>
    <style:style style:name="T83" style:family="text">
      <style:text-properties officeooo:rsid="014d4916"/>
    </style:style>
    <style:style style:name="T84" style:family="text">
      <style:text-properties officeooo:rsid="015784e1"/>
    </style:style>
    <style:style style:name="T85" style:family="text">
      <style:text-properties officeooo:rsid="0157bb75"/>
    </style:style>
    <style:style style:name="T86" style:family="text">
      <style:text-properties officeooo:rsid="015a45f4"/>
    </style:style>
    <style:style style:name="T87" style:family="text">
      <style:text-properties officeooo:rsid="015edad1"/>
    </style:style>
    <style:style style:name="T88" style:family="text">
      <style:text-properties officeooo:rsid="016069d3"/>
    </style:style>
    <style:style style:name="T89" style:family="text">
      <style:text-properties officeooo:rsid="01662db1"/>
    </style:style>
    <style:style style:name="T90" style:family="text">
      <style:text-properties officeooo:rsid="016962fe"/>
    </style:style>
    <style:style style:name="T91" style:family="text">
      <style:text-properties officeooo:rsid="01699a1a"/>
    </style:style>
    <style:style style:name="T92" style:family="text">
      <style:text-properties officeooo:rsid="016c328a"/>
    </style:style>
    <style:style style:name="T93" style:family="text">
      <style:text-properties officeooo:rsid="016cc753"/>
    </style:style>
    <style:style style:name="T94" style:family="text">
      <style:text-properties fo:font-variant="normal" fo:text-transform="none" fo:color="#000000" style:font-name="Liberation Serif" fo:font-size="12.8000001907349pt" fo:letter-spacing="normal" fo:font-style="normal" fo:font-weight="normal" style:font-size-asian="12.8000001907349pt" style:font-size-complex="12.8000001907349pt"/>
    </style:style>
    <style:style style:name="T95" style:family="text">
      <style:text-properties fo:font-variant="normal" fo:text-transform="none" fo:color="#000000" style:font-name="Liberation Serif" fo:font-size="12.8000001907349pt" fo:letter-spacing="normal" fo:font-style="normal" fo:font-weight="normal" officeooo:rsid="0174531a" style:font-size-asian="12.8000001907349pt" style:font-size-complex="12.8000001907349pt"/>
    </style:style>
    <style:style style:name="T96" style:family="text">
      <style:text-properties fo:font-variant="normal" fo:text-transform="none" fo:color="#000000" style:font-name="Liberation Serif" fo:font-size="12.8000001907349pt" fo:letter-spacing="normal" fo:language="en" fo:country="US" fo:font-style="normal" fo:font-weight="normal" officeooo:rsid="015cdbfe" style:font-size-asian="12.8000001907349pt" style:font-size-complex="12.8000001907349pt"/>
    </style:style>
    <style:style style:name="T97" style:family="text">
      <style:text-properties fo:font-variant="normal" fo:text-transform="none" fo:color="#000000" style:font-name="Liberation Serif" fo:font-size="12.8000001907349pt" fo:letter-spacing="normal" fo:language="en" fo:country="US" fo:font-style="normal" fo:font-weight="normal" officeooo:rsid="015cdbfe" fo:background-color="transparent" loext:char-shading-value="0" style:font-size-asian="12.8000001907349pt" style:font-size-complex="12.8000001907349pt"/>
    </style:style>
    <style:style style:name="T98" style:family="text">
      <style:text-properties style:font-name="Liberation Serif" fo:font-size="12.8000001907349pt" officeooo:rsid="0174531a" style:font-size-asian="12.8000001907349pt" style:font-size-complex="12.8000001907349pt"/>
    </style:style>
    <style:style style:name="T99" style:family="text">
      <style:text-properties style:font-name="Liberation Serif" fo:font-size="12.8000001907349pt" officeooo:rsid="016e52e1" style:font-size-asian="12.8000001907349pt" style:font-size-complex="12.8000001907349pt"/>
    </style:style>
    <style:style style:name="T100" style:family="text">
      <style:text-properties officeooo:rsid="016e52e1"/>
    </style:style>
    <style:style style:name="T101" style:family="text">
      <style:text-properties officeooo:rsid="016f54a1"/>
    </style:style>
    <style:style style:name="T102" style:family="text">
      <style:text-properties officeooo:rsid="0170d768"/>
    </style:style>
    <style:style style:name="T103" style:family="text">
      <style:text-properties officeooo:rsid="01728857"/>
    </style:style>
    <style:style style:name="T104" style:family="text">
      <style:text-properties officeooo:rsid="0174531a"/>
    </style:style>
    <style:style style:name="T105" style:family="text">
      <style:text-properties officeooo:rsid="017896a2"/>
    </style:style>
    <style:style style:name="T106" style:family="text">
      <style:text-properties officeooo:rsid="0181c5b4"/>
    </style:style>
    <style:style style:name="T107" style:family="text">
      <style:text-properties officeooo:rsid="01836ebf"/>
    </style:style>
    <style:style style:name="T108" style:family="text"/>
    <style:style style:name="T109" style:family="text">
      <style:text-properties fo:font-style="italic" style:font-style-asian="italic" style:font-style-complex="italic"/>
    </style:style>
    <style:style style:name="fr1" style:family="graphic" style:parent-style-name="Frame">
      <style:graphic-properties style:wrap="none"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background" style:vertical-pos="from-top" style:vertical-rel="page" style:horizontal-pos="from-left" style:horizontal-rel="page" draw:wrap-influence-on-position="once-concurrent" style:flow-with-text="false"/>
    </style:style>
    <style:style style:name="gr2" style:family="graphic">
      <style:graphic-properties svg:stroke-color="#000000" draw:fill="solid" draw:fill-color="#000000" style:run-through="background"/>
    </style:style>
    <style:style style:name="gr3" style:family="graphic">
      <style:graphic-properties draw:stroke="none" svg:stroke-width="0cm" svg:stroke-color="#000000" draw:marker-start-width="0.344cm" draw:marker-end-width="0.344cm" draw:fill="none" draw:fill-color="#ffffff" draw:textarea-horizontal-align="center" draw:textarea-vertical-align="middle" draw:auto-grow-height="false" fo:min-height="0.499cm"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width="0cm" svg:stroke-color="#000000" draw:marker-start-width="0.344cm" draw:marker-end-width="0.344cm" draw:fill="none" draw:fill-color="#ffffff" draw:textarea-horizontal-align="center" draw:textarea-vertical-align="middle" draw:auto-grow-height="false" draw:fit-to-size="shrink-to-fit" fo:min-height="0.499cm"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number:date-style style:name="N108">
      <number:year/>
    </number:date-style>
  </office:automatic-styles>
  <office:body>
    <office:text text:use-soft-page-breaks="true">
      <office:forms form:automatic-focus="false" form:apply-design-mode="false"/>
      <text:variable-decls>
        <text:variable-decl office:value-type="string" text:name="theme"/>
        <text:variable-decl office:value-type="string" text:name="SpecialtyID"/>
        <text:variable-decl office:value-type="string" text:name="SpecialtyAbbreviation"/>
        <text:variable-decl office:value-type="float" text:name="GroupNumber"/>
        <text:variable-decl office:value-type="string" text:name="StudentNumber"/>
        <text:variable-decl office:value-type="string" text:name="DisciplineAbbreviation"/>
        <text:variable-decl office:value-type="string" text:name="SpecialtyTitle"/>
        <text:variable-decl office:value-type="string" text:name="DisciplineTitle"/>
        <text:variable-decl office:value-type="float" text:name="GroupYear"/>
        <text:variable-decl office:value-type="string" text:name="ModuleAbbrevia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line draw:style-name="gr2" draw:text-style-name="P78" svg:x1="2.997cm" svg:y1="13.7cm" svg:x2="2.997cm" svg:y2="28.2cm">
          <text:p/>
        </draw:line>
        <draw:line draw:style-name="gr2" draw:text-style-name="P78" svg:x1="2.299cm" svg:y1="13.7cm" svg:x2="2.299cm" svg:y2="28.2cm">
          <text:p/>
        </draw:line>
        <draw:line draw:style-name="gr2" draw:text-style-name="P78" svg:x1="1.799cm" svg:y1="13.7cm" svg:x2="1.799cm" svg:y2="28.2cm">
          <text:p/>
        </draw:line>
        <draw:line draw:style-name="gr2" draw:text-style-name="P78" svg:x1="2.999cm" svg:y1="13.7cm" svg:x2="1.799cm" svg:y2="13.7cm">
          <text:p/>
        </draw:line>
        <draw:line draw:style-name="gr2" draw:text-style-name="P78" svg:x1="2.999cm" svg:y1="17.201cm" svg:x2="1.799cm" svg:y2="17.201cm">
          <text:p/>
        </draw:line>
        <draw:line draw:style-name="gr2" draw:text-style-name="P78" svg:x1="2.999cm" svg:y1="19.7cm" svg:x2="1.799cm" svg:y2="19.7cm">
          <text:p/>
        </draw:line>
        <draw:line draw:style-name="gr2" draw:text-style-name="P78" svg:x1="2.999cm" svg:y1="22.2cm" svg:x2="1.799cm" svg:y2="22.2cm">
          <text:p/>
        </draw:line>
        <draw:line draw:style-name="gr2" draw:text-style-name="P78" svg:x1="2.999cm" svg:y1="25.7cm" svg:x2="1.799cm" svg:y2="25.7cm">
          <text:p/>
        </draw:line>
        <draw:line draw:style-name="gr2" draw:text-style-name="P78" svg:x1="2.999cm" svg:y1="28.2cm" svg:x2="1.799cm" svg:y2="28.2cm">
          <text:p/>
        </draw:line>
      </draw:g>
      <draw:frame text:anchor-type="page" text:anchor-page-number="1" draw:z-index="1" draw:style-name="gr3" draw:text-style-name="P80" svg:width="2.5cm" svg:height="0.5cm" draw:transform="rotate (1.5707963267949) translate (1.80093055555556cm 28.1992916666667cm)">
        <draw:text-box>
          <text:p text:style-name="P79"><text:span text:style-name="T109">Инв. № подл.</text:span></text:p>
        </draw:text-box>
      </draw:frame>
      <draw:frame text:anchor-type="page" text:anchor-page-number="1" draw:z-index="2" draw:style-name="gr3" draw:text-style-name="P80" svg:width="3.5cm" svg:height="0.5cm" draw:transform="rotate (1.5707963267949) translate (1.80093055555556cm 25.6998611111111cm)">
        <draw:text-box>
          <text:p text:style-name="P79"><text:span text:style-name="T109">Подп. и дата</text:span></text:p>
        </draw:text-box>
      </draw:frame>
      <draw:frame text:anchor-type="page" text:anchor-page-number="1" draw:z-index="3" draw:style-name="gr3" draw:text-style-name="P80" svg:width="2.5cm" svg:height="0.5cm" draw:transform="rotate (1.5707963267949) translate (1.80093055555556cm 22.2003055555556cm)">
        <draw:text-box>
          <text:p text:style-name="P79"><text:span text:style-name="T109">Взам. инв. №</text:span></text:p>
        </draw:text-box>
      </draw:frame>
      <draw:frame text:anchor-type="page" text:anchor-page-number="1" draw:z-index="4" draw:style-name="gr3" draw:text-style-name="P80" svg:width="2.502cm" svg:height="0.5cm" draw:transform="rotate (1.5707963267949) translate (1.80093055555556cm 19.700875cm)">
        <draw:text-box>
          <text:p text:style-name="P79"><text:span text:style-name="T109">Инв. № дубл.</text:span></text:p>
        </draw:text-box>
      </draw:frame>
      <draw:frame text:anchor-type="page" text:anchor-page-number="1" draw:z-index="5" draw:style-name="gr4" draw:text-style-name="P80" svg:width="3.502cm" svg:height="0.5cm" draw:transform="rotate (1.5707963267949) translate (1.80093055555556cm 17.2014444444444cm)">
        <draw:text-box>
          <text:p text:style-name="P79"><text:span text:style-name="T109">Подп. и дата</text:span></text:p>
        </draw:text-box>
      </draw:frame>
      <draw:g text:anchor-type="page" text:anchor-page-number="3" draw:z-index="6" draw:style-name="gr1">
        <draw:line draw:style-name="gr2" draw:text-style-name="P78" svg:x1="2.997cm" svg:y1="13.701cm" svg:x2="2.997cm" svg:y2="28.201cm">
          <text:p/>
        </draw:line>
        <draw:line draw:style-name="gr2" draw:text-style-name="P78" svg:x1="2.299cm" svg:y1="13.701cm" svg:x2="2.299cm" svg:y2="28.201cm">
          <text:p/>
        </draw:line>
        <draw:line draw:style-name="gr2" draw:text-style-name="P78" svg:x1="1.799cm" svg:y1="13.701cm" svg:x2="1.799cm" svg:y2="28.201cm">
          <text:p/>
        </draw:line>
        <draw:line draw:style-name="gr2" draw:text-style-name="P78" svg:x1="2.999cm" svg:y1="13.701cm" svg:x2="1.799cm" svg:y2="13.701cm">
          <text:p/>
        </draw:line>
        <draw:line draw:style-name="gr2" draw:text-style-name="P78" svg:x1="2.999cm" svg:y1="17.201cm" svg:x2="1.799cm" svg:y2="17.201cm">
          <text:p/>
        </draw:line>
        <draw:line draw:style-name="gr2" draw:text-style-name="P78" svg:x1="2.999cm" svg:y1="19.7cm" svg:x2="1.799cm" svg:y2="19.7cm">
          <text:p/>
        </draw:line>
        <draw:line draw:style-name="gr2" draw:text-style-name="P78" svg:x1="2.999cm" svg:y1="22.197cm" svg:x2="1.799cm" svg:y2="22.197cm">
          <text:p/>
        </draw:line>
        <draw:line draw:style-name="gr2" draw:text-style-name="P78" svg:x1="2.999cm" svg:y1="25.701cm" svg:x2="1.799cm" svg:y2="25.701cm">
          <text:p/>
        </draw:line>
        <draw:line draw:style-name="gr2" draw:text-style-name="P78" svg:x1="2.999cm" svg:y1="28.201cm" svg:x2="1.799cm" svg:y2="28.201cm">
          <text:p/>
        </draw:line>
      </draw:g>
      <draw:frame text:anchor-type="page" text:anchor-page-number="3" draw:z-index="7" draw:style-name="gr4" draw:text-style-name="P80" svg:width="3.502cm" svg:height="0.5cm" draw:transform="rotate (1.5707963267949) translate (1.80093055555556cm 17.2014444444444cm)">
        <draw:text-box>
          <text:p text:style-name="P79"><text:span text:style-name="T109">Подп. и дата</text:span></text:p>
        </draw:text-box>
      </draw:frame>
      <draw:frame text:anchor-type="page" text:anchor-page-number="3" draw:z-index="8" draw:style-name="gr3" draw:text-style-name="P80" svg:width="2.502cm" svg:height="0.5cm" draw:transform="rotate (1.5707963267949) translate (1.79916666666667cm 19.700875cm)">
        <draw:text-box>
          <text:p text:style-name="P79"><text:span text:style-name="T109">Инв. № дубл.</text:span></text:p>
        </draw:text-box>
      </draw:frame>
      <draw:frame text:anchor-type="page" text:anchor-page-number="3" draw:z-index="9" draw:style-name="gr3" draw:text-style-name="P80" svg:width="2.5cm" svg:height="0.5cm" draw:transform="rotate (1.5707963267949) translate (1.80093055555556cm 22.2003055555556cm)">
        <draw:text-box>
          <text:p text:style-name="P79"><text:span text:style-name="T109">Взам. инв. №</text:span></text:p>
        </draw:text-box>
      </draw:frame>
      <draw:frame text:anchor-type="page" text:anchor-page-number="3" draw:z-index="10" draw:style-name="gr3" draw:text-style-name="P80" svg:width="3.5cm" svg:height="0.5cm" draw:transform="rotate (1.5707963267949) translate (1.80093055555556cm 25.6998611111111cm)">
        <draw:text-box>
          <text:p text:style-name="P79"><text:span text:style-name="T109">Подп. и дата</text:span></text:p>
        </draw:text-box>
      </draw:frame>
      <draw:frame text:anchor-type="page" text:anchor-page-number="3" draw:z-index="11" draw:style-name="gr3" draw:text-style-name="P80" svg:width="2.5cm" svg:height="0.5cm" draw:transform="rotate (1.5707963267949) translate (1.79916666666667cm 28.2010555555556cm)">
        <draw:text-box>
          <text:p text:style-name="P79"><text:span text:style-name="T109">Инв. № подл.</text:span></text:p>
        </draw:text-box>
      </draw:frame>
      <text:p text:style-name="P71">Министерство образования и науки Российской Федераци<text:span text:style-name="T1">и</text:span></text:p>
      <text:p text:style-name="P18">Федеральное государственное бюджетное образовательное учреждение<text:line-break/>высшего профессионального образования<text:line-break/>«Российский экономический университет имени Г. В. Плеханова»</text:p>
      <text:p text:style-name="P20">Московский приборостроительный техникум</text:p>
      <text:p text:style-name="P23"><text:span text:style-name="Верхний_20_регистр"><text:span text:style-name="T1">Утверждено<text:line-break/>МПТ.</text:span></text:span><text:span text:style-name="Верхний_20_регистр"><text:span text:style-name="T1"><text:variable-set text:name="SpecialtyID" office:value-type="string">09.02.03</text:variable-set></text:span></text:span><text:span text:style-name="Верхний_20_регистр"><text:span text:style-name="T1">.</text:span></text:span><text:span text:style-name="Верхний_20_регистр"><text:span text:style-name="T1"><text:variable-set text:name="SpecialtyAbbreviation" office:value-type="string">П</text:variable-set></text:span></text:span><text:span text:style-name="Верхний_20_регистр"><text:span text:style-name="T1">‑</text:span></text:span><text:span text:style-name="Верхний_20_регистр"><text:span text:style-name="T1"><text:variable-set text:name="GroupNumber" office:value-type="float" office:value="2" style:data-style-name="N0">2</text:variable-set></text:span></text:span><text:span text:style-name="Верхний_20_регистр"><text:span text:style-name="T1">‑</text:span></text:span><text:span text:style-name="Верхний_20_регистр"><text:span text:style-name="T1"><text:variable-set text:name="GroupYear" office:value-type="float" office:value="13" style:data-style-name="N0">13</text:variable-set></text:span></text:span><text:span text:style-name="Верхний_20_регистр"><text:span text:style-name="T1"> — </text:span></text:span><text:span text:style-name="Верхний_20_регистр"><text:span text:style-name="T1"><text:variable-set text:name="DisciplineAbbreviation" office:value-type="string">ТРПО</text:variable-set></text:span></text:span><text:span text:style-name="Верхний_20_регистр"><text:span text:style-name="T1"> 22 </text:span></text:span><text:span text:style-name="Верхний_20_регистр"><text:span text:style-name="T1"><text:date style:data-style-name="N108" text:date-value="2015-09-01T22:58:14.659134373" text:fixed="true">15</text:date></text:span></text:span><text:span text:style-name="Верхний_20_регистр"><text:span text:style-name="T1"> — ЛУ</text:span></text:span></text:p>
      <text:p text:style-name="P14">Специальность <text:variable-get text:name="SpecialtyID">09.02.03</text:variable-get> «<text:variable-set text:name="SpecialtyTitle" office:value-type="string">Программирование в компьютерных системах</text:variable-set>»</text:p>
      <text:p text:style-name="P17"><text:variable-set text:name="ModuleAbbreviation" office:value-type="string">ПМ.03. Участие в интеграции программных модулей</text:variable-set></text:p>
      <text:p text:style-name="P15"><text:variable-set text:name="DisciplineTitle" office:value-type="string">МДК.03.01. Технология разработки программного обеспечения</text:variable-set></text:p>
      <text:p text:style-name="P24">Тема: «<text:variable-set text:name="theme" office:value-type="string">Разработка требований к программе</text:variable-set>»</text:p>
      <text:p text:style-name="P26">Отчёт о практической работе</text:p>
      <text:p text:style-name="P25">Лист утверждения</text:p>
      <text:p text:style-name="P29">МПТ.<text:variable-get text:name="SpecialtyID">09.02.03</text:variable-get>.<text:variable-get text:name="SpecialtyAbbreviation">П</text:variable-get>‑<text:variable-get text:name="GroupNumber" style:data-style-name="N0">2</text:variable-get>‑<text:span text:style-name="Верхний_20_регистр"><text:variable-get text:name="GroupYear" style:data-style-name="N0">13</text:variable-get></text:span> — <text:variable-get text:name="DisciplineAbbreviation">ТРПО</text:variable-get> <text:span text:style-name="T57">22 </text:span><text:span text:style-name="Верхний_20_регистр"><text:span text:style-name="T1"><text:date style:data-style-name="N108" text:date-value="2015-09-01T22:58:14.659134373" text:fixed="true">15</text:date></text:span></text:span> — ЛУ</text:p>
      <text:p text:style-name="МПТ_3a__3a_Заголовок_3a__3a_Листов">Листов <text:span text:style-name="T4">1</text:span></text:p>
      <table:table table:name="Таблица1" table:style-name="Таблица1">
        <table:table-column table:style-name="Таблица1.A"/>
        <table:table-column table:style-name="Таблица1.B" table:number-columns-repeated="3"/>
        <table:table-column table:style-name="Таблица1.E"/>
        <table:table-column table:style-name="Таблица1.F"/>
        <table:table-row>
          <table:table-cell table:style-name="Таблица1.A1" office:value-type="string">
            <text:p text:style-name="Заголовок_20_содержимого_20_таблицы"/>
          </table:table-cell>
          <table:table-cell table:style-name="Таблица1.A1" table:number-columns-spanned="2" office:value-type="string">
            <text:p text:style-name="Заголовок_20_содержимого_20_таблицы"><text:span text:style-name="Верхний_20_регистр">Согласовано</text:span></text:p>
          </table:table-cell>
          <table:covered-table-cell/>
          <table:table-cell table:style-name="Таблица1.A1" office:value-type="string">
            <text:p text:style-name="Заголовок_20_содержимого_20_таблицы"/>
          </table:table-cell>
          <table:table-cell table:style-name="Таблица1.A1" office:value-type="string">
            <text:p text:style-name="Table_20_Contents"/>
          </table:table-cell>
          <table:table-cell table:style-name="Таблица1.A1" office:value-type="string">
            <text:p text:style-name="Table_20_Contents"/>
          </table: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row>
        <table:table-row>
          <table:table-cell table:style-name="Таблица1.A1" office:value-type="string">
            <text:p text:style-name="Заголовок_20_содержимого_20_таблицы"/>
          </table:table-cell>
          <table:table-cell table:style-name="Таблица1.A1" table:number-columns-spanned="2" office:value-type="string">
            <text:p text:style-name="Заголовок_20_содержимого_20_таблицы">Заказчик</text:p>
          </table:table-cell>
          <table:covered-table-cell/>
          <table:table-cell table:style-name="Таблица1.A1" office:value-type="string">
            <text:p text:style-name="Заголовок_20_содержимого_20_таблицы"/>
          </table:table-cell>
          <table:table-cell table:style-name="Таблица1.A1" table:number-columns-spanned="2" office:value-type="string">
            <text:p text:style-name="P12">Преподаватель</text:p>
          </table:table-cell>
          <table:covered-table-cell/>
        </table:table-row>
        <table:table-row>
          <table:table-cell table:style-name="Таблица1.A1" office:value-type="string">
            <text:p text:style-name="Table_20_Contents"/>
          </table:table-cell>
          <table:table-cell table:style-name="Таблица1.B4" office:value-type="string">
            <text:p text:style-name="Table_20_Contents"/>
          </table:table-cell>
          <table:table-cell table:style-name="Таблица1.A1" office:value-type="string">
            <text:p text:style-name="Table_20_Contents">/ <text:span text:style-name="T3">С. В. Караваев </text:span>/</text:p>
          </table:table-cell>
          <table:table-cell table:style-name="Таблица1.A1" office:value-type="string">
            <text:p text:style-name="Table_20_Contents"/>
          </table:table-cell>
          <table:table-cell table:style-name="Таблица1.B4" office:value-type="string">
            <text:p text:style-name="Table_20_Contents"/>
          </table:table-cell>
          <table:table-cell table:style-name="Таблица1.A1" office:value-type="string">
            <text:p text:style-name="Table_20_Contents"><text:s text:c="6"/>/ <text:span text:style-name="T1">С. В. Караваев </text:span>/</text:p>
          </table:table-cell>
        </table:table-row>
        <table:table-row>
          <table:table-cell table:style-name="Таблица1.A1" office:value-type="string">
            <text:p text:style-name="Заголовок_20_содержимого_20_таблицы"/>
          </table:table-cell>
          <table:table-cell table:style-name="Таблица1.A1" table:number-columns-spanned="2" office:value-type="string">
            <text:p text:style-name="P9">____ _______________________ <text:date style:data-style-name="N107" text:date-value="2015-09-01T22:34:44.885773714" text:fixed="true">2015</text:date> г.</text:p>
          </table:table-cell>
          <table:covered-table-cell/>
          <table:table-cell table:style-name="Таблица1.A1" office:value-type="string">
            <text:p text:style-name="Заголовок_20_содержимого_20_таблицы"/>
          </table:table-cell>
          <table:table-cell table:style-name="Таблица1.A1" table:number-columns-spanned="2" office:value-type="string">
            <text:p text:style-name="P10">____ _______________________ <text:date style:data-style-name="N107" text:date-value="2015-09-01T22:34:44.885773714" text:fixed="true">2015</text:date> г.</text:p>
          </table:table-cell>
          <table:covered-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table:number-columns-spanned="2" office:value-type="string">
            <text:p text:style-name="P11">Исполнител<text:span text:style-name="T5">ь</text:span>, <text:span text:style-name="T2">студент группы </text:span><text:span text:style-name="T2"><text:variable-get text:name="SpecialtyAbbreviation">П</text:variable-get></text:span><text:span text:style-name="T2">‑</text:span><text:span text:style-name="T2"><text:variable-get text:name="GroupNumber" style:data-style-name="N0">2</text:variable-get></text:span><text:span text:style-name="T2">‑</text:span><text:span text:style-name="Верхний_20_регистр"><text:span text:style-name="T2"><text:variable-get text:name="GroupYear" style:data-style-name="N0">13</text:variable-get></text:span></text:span></text:p>
          </table:table-cell>
          <table:covered-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B4" office:value-type="string">
            <text:p text:style-name="Table_20_Contents"/>
          </table:table-cell>
          <table:table-cell table:style-name="Таблица1.A1" office:value-type="string">
            <text:p text:style-name="Table_20_Contents">/ <text:span text:style-name="T7">Д. А. Филимончев </text:span>/</text:p>
          </table: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table:number-columns-spanned="2" office:value-type="string">
            <text:p text:style-name="P10">____ _______________________ <text:date style:data-style-name="N107" text:date-value="2015-09-01T22:34:44.885773714" text:fixed="true">2015</text:date> г.</text:p>
          </table:table-cell>
          <table:covered-table-cell/>
        </table:table-row>
        <table:table-row>
          <table:table-cell table:style-name="Таблица1.A1" office:value-type="string">
            <text:p text:style-name="Table_20_Contents"/>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Standard"/>
          </table: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P2"/>
          </table:table-cell>
        </table:table-row>
        <table:table-row>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office:value-type="string">
            <text:p text:style-name="Table_20_Contents"/>
          </table:table-cell>
          <table:table-cell table:style-name="Таблица1.A1" table:number-columns-spanned="2" office:value-type="string">
            <text:p text:style-name="Заголовок_20_содержимого_20_таблицы"/>
          </table:table-cell>
          <table:covered-table-cell/>
        </table:table-row>
      </table:table>
      <text:p text:style-name="P28"/>
      <text:p text:style-name="P72">Министерство образования и науки Российской Федераци<text:span text:style-name="T1">и</text:span></text:p>
      <text:p text:style-name="P19">Федеральное государственное бюджетное образовательное учреждение<text:line-break/>высшего профессионального образования<text:line-break/>«Российский экономический университет имени Г. В. Плеханова»</text:p>
      <text:p text:style-name="P21">Московский приборостроительный техникум</text:p>
      <text:p text:style-name="P22"><text:line-break/></text:p>
      <text:p text:style-name="P13">Специальность <text:variable-get text:name="SpecialtyID">09.02.03</text:variable-get> «<text:variable-get text:name="SpecialtyTitle">Программирование в компьютерных системах</text:variable-get>»</text:p>
      <text:p text:style-name="P13"><text:variable-get text:name="ModuleAbbreviation">ПМ.03. Участие в интеграции программных модулей</text:variable-get></text:p>
      <text:p text:style-name="P16"><text:variable-get text:name="DisciplineTitle">МДК.03.01. Технология разработки программного обеспечения</text:variable-get></text:p>
      <text:p text:style-name="P24">Тема: «<text:variable-get text:name="theme">Разработка требований к программе</text:variable-get>»</text:p>
      <text:p text:style-name="P27">Отчёт о практической работе</text:p>
      <text:p text:style-name="P29">МПТ.<text:variable-get text:name="SpecialtyID">09.02.03</text:variable-get>.<text:variable-get text:name="SpecialtyAbbreviation">П</text:variable-get>‑<text:variable-get text:name="GroupNumber" style:data-style-name="N0">2</text:variable-get>‑<text:span text:style-name="Верхний_20_регистр"><text:variable-get text:name="GroupYear" style:data-style-name="N0">13</text:variable-get></text:span> — <text:variable-get text:name="DisciplineAbbreviation">ТРПО</text:variable-get> <text:span text:style-name="T57">22 </text:span><text:span text:style-name="Верхний_20_регистр"><text:span text:style-name="T1"><text:date style:data-style-name="N108" text:date-value="2015-09-01T22:58:14.659134373" text:fixed="true">15</text:date></text:span></text:span></text:p>
      <text:p text:style-name="P30">Листов <text:span text:style-name="T6">16</text:span></text:p>
      <text:table-of-content text:style-name="Sect1" text:protected="true" text:name="Оглавление1">
        <text:table-of-content-source text:outline-level="10" text:use-outline-level="false" text:use-index-marks="false" text:use-index-source-styles="true">
          <text:index-title-template text:style-name="ЕСПД.ЗаголовокРазделаБезНомера">Содержание</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ЕСПД.ЗаголовокРазделаБезНомера"/>
            <text:index-source-style text:style-name="ЕСПД.ЗаголовокРазделаВПриложении"/>
          </text:index-source-styles>
          <text:index-source-styles text:outline-level="2">
            <text:index-source-style text:style-name="ЕСПД.ЗаголовокРазделаСНомером"/>
          </text:index-source-styles>
          <text:index-source-styles text:outline-level="3">
            <text:index-source-style text:style-name="ЕСПД.ЗаголовокПодразделаСНомером"/>
          </text:index-source-styles>
        </text:table-of-content-source>
        <text:index-body>
          <text:index-title text:style-name="Sect1" text:name="Оглавление1_Head">
            <text:p text:style-name="ЕСПД.ЗаголовокРазделаБезНомера">Содержание</text:p>
          </text:index-title>
          <text:p text:style-name="P37"><text:a xlink:type="simple" xlink:href="#__RefHeading___Toc2185_1632921858" text:style-name="Index_20_Link" text:visited-style-name="Index_20_Link">Введение<text:tab/>3</text:a></text:p>
          <text:p text:style-name="P37"><text:a xlink:type="simple" xlink:href="#__RefHeading__232_1176920915" text:style-name="Index_20_Link" text:visited-style-name="Index_20_Link">1. Основания для разработки<text:tab/>4</text:a></text:p>
          <text:p text:style-name="P37"><text:a xlink:type="simple" xlink:href="#__RefHeading__234_1176920915" text:style-name="Index_20_Link" text:visited-style-name="Index_20_Link">2. Назначение разработки<text:tab/>5</text:a></text:p>
          <text:p text:style-name="P37"><text:a xlink:type="simple" xlink:href="#__RefHeading___Toc2187_1632921858" text:style-name="Index_20_Link" text:visited-style-name="Index_20_Link">2.1. Функциональное назначение программы<text:tab/>5</text:a></text:p>
          <text:p text:style-name="P37"><text:a xlink:type="simple" xlink:href="#__RefHeading___Toc2189_1632921858" text:style-name="Index_20_Link" text:visited-style-name="Index_20_Link">2.2. Эксплуатационное назначение программы<text:tab/>5</text:a></text:p>
          <text:p text:style-name="P37"><text:a xlink:type="simple" xlink:href="#__RefHeading__236_1176920915" text:style-name="Index_20_Link" text:visited-style-name="Index_20_Link">3. Требования к программе или программному изделию<text:tab/>6</text:a></text:p>
          <text:p text:style-name="P37"><text:a xlink:type="simple" xlink:href="#__RefHeading___Toc5557_1447289259" text:style-name="Index_20_Link" text:visited-style-name="Index_20_Link">3.1. <text:s/>Требования к функциональным характеристикам<text:tab/>6</text:a></text:p>
          <text:p text:style-name="P37"><text:a xlink:type="simple" xlink:href="#__RefHeading___Toc5825_1447289259" text:style-name="Index_20_Link" text:visited-style-name="Index_20_Link">3.2. Требования к надежности<text:tab/>9</text:a></text:p>
          <text:p text:style-name="P37"><text:a xlink:type="simple" xlink:href="#__RefHeading___Toc5827_1447289259" text:style-name="Index_20_Link" text:visited-style-name="Index_20_Link">3.3. <text:s/>Условия эксплуатации<text:tab/>9</text:a></text:p>
          <text:p text:style-name="P37"><text:a xlink:type="simple" xlink:href="#__RefHeading___Toc5829_1447289259" text:style-name="Index_20_Link" text:visited-style-name="Index_20_Link">3.4. Требования к составу и параметрам технических средств<text:tab/>10</text:a></text:p>
          <text:p text:style-name="P37"><text:a xlink:type="simple" xlink:href="#__RefHeading___Toc5831_1447289259" text:style-name="Index_20_Link" text:visited-style-name="Index_20_Link">3.5. Требования к информационной и программной совместимости<text:tab/>10</text:a></text:p>
          <text:p text:style-name="P37"><text:a xlink:type="simple" xlink:href="#__RefHeading___Toc5833_1447289259" text:style-name="Index_20_Link" text:visited-style-name="Index_20_Link">3.6. Требования к маркировке и упаковке<text:tab/>11</text:a></text:p>
          <text:p text:style-name="P37"><text:a xlink:type="simple" xlink:href="#__RefHeading___Toc1136_1447289259" text:style-name="Index_20_Link" text:visited-style-name="Index_20_Link">3.7. Требования к транспортированию и хранению<text:tab/>11</text:a></text:p>
          <text:p text:style-name="P37"><text:a xlink:type="simple" xlink:href="#__RefHeading___Toc5835_1447289259" text:style-name="Index_20_Link" text:visited-style-name="Index_20_Link">3.8. Специальные требования<text:tab/>12</text:a></text:p>
          <text:p text:style-name="P37"><text:a xlink:type="simple" xlink:href="#__RefHeading__1846_1284010806" text:style-name="Index_20_Link" text:visited-style-name="Index_20_Link">4. Требования к программной документации<text:tab/>13</text:a></text:p>
          <text:p text:style-name="P37"><text:a xlink:type="simple" xlink:href="#__RefHeading___Toc2605_1632921858" text:style-name="Index_20_Link" text:visited-style-name="Index_20_Link">4.1. <text:s/>Предварительный состав программной документации<text:tab/>13</text:a></text:p>
          <text:p text:style-name="P37"><text:a xlink:type="simple" xlink:href="#__RefHeading__240_1176920915" text:style-name="Index_20_Link" text:visited-style-name="Index_20_Link">5. Технико­‑экономические показатели<text:tab/>14</text:a></text:p>
          <text:p text:style-name="P37"><text:a xlink:type="simple" xlink:href="#__RefHeading__242_1176920915" text:style-name="Index_20_Link" text:visited-style-name="Index_20_Link">6. Стадии и этапы разработки<text:tab/>15</text:a></text:p>
          <text:p text:style-name="P37"><text:a xlink:type="simple" xlink:href="#__RefHeading___Toc2607_1632921858" text:style-name="Index_20_Link" text:visited-style-name="Index_20_Link">6.1. Стадии разработки<text:tab/>15</text:a></text:p>
          <text:p text:style-name="P37"><text:a xlink:type="simple" xlink:href="#__RefHeading__244_1176920915" text:style-name="Index_20_Link" text:visited-style-name="Index_20_Link">7. Порядок контроля и приёмки<text:tab/>16</text:a></text:p>
          <text:p text:style-name="P37"><text:a xlink:type="simple" xlink:href="#__RefHeading___Toc2191_1632921858" text:style-name="Index_20_Link" text:visited-style-name="Index_20_Link">7.1. Виды испытаний<text:tab/>16</text:a></text:p>
          <text:p text:style-name="P37"><text:a xlink:type="simple" xlink:href="#__RefHeading___Toc2193_1632921858" text:style-name="Index_20_Link" text:visited-style-name="Index_20_Link">7.2. Общие требования к приемке работы<text:tab/>16</text:a></text:p>
        </text:index-body>
      </text:table-of-content>
      <text:p text:style-name="ЕСПД.ЗаголовокРазделаБезНомера"><text:bookmark-start text:name="__RefHeading___Toc2185_1632921858"/>Введение <text:bookmark-end text:name="__RefHeading___Toc2185_1632921858"/></text:p>
      <text:p text:style-name="ЕСПД.Абзац">Наименование программы: «Игровое приложение»</text:p>
      <text:p text:style-name="P65"><text:span text:style-name="T58">Условное обозначение: «</text:span><text:span text:style-name="T96">Shoot 'em up</text:span><text:span text:style-name="T58">»</text:span></text:p>
      <text:p text:style-name="P62"><text:s/><text:span text:style-name="T55">В мире компьютерных игр мало программ, которые представляют собой игру </text:span><text:span text:style-name="T71">Shootem</text:span><text:span text:style-name="T72">'</text:span><text:span text:style-name="T71"> Up!</text:span><text:span text:style-name="T55"> по недорогой цене и высшему качеству исполнения. </text:span><text:span text:style-name="T64">Эта программа позволяет поиграть в </text:span><text:span text:style-name="T66">игру </text:span><text:span text:style-name="T97">Shoot 'em up</text:span><text:span text:style-name="T64"> почти без затрат.</text:span><text:span text:style-name="T65"> В эту игру могут играть люди любых возрастов и умственных способностей, она затягивает и дает возможность интересно провести свободное время. </text:span></text:p>
      <text:p text:style-name="P43"/>
      <text:h text:style-name="ЕСПД.ЗаголовокРазделаСНомером" text:outline-level="1"><text:bookmark-start text:name="__RefHeading__232_1176920915"/>Основания для разработки<text:bookmark-end text:name="__RefHeading__232_1176920915"/></text:h>
      <text:p text:style-name="ЕСПД.Абзац">Основаниями для разработки программного продукта являются:</text:p>
      <text:h text:style-name="ЕСПД.МаркированныйСписок" text:outline-level="6"><text:span text:style-name="T59">ф</text:span>едеральный государственный образовательный стандарт среднего образования по специальности 09.02.03 «Программирование в компьютерных системах», утвержденный приказом № 804 министерства образования и науки Российской Федерации от 28 июля 2014 года;</text:h>
      <text:h text:style-name="ЕСПД.МаркированныйСписок" text:outline-level="6"><text:span text:style-name="T59">р</text:span>абочая программа профессионального модуля ПМ.03 «Участие в интеграции программных модулей», утверждённая заместителем директора МПТ ФГБОУ ВО «Р<text:span text:style-name="T87">Э</text:span>У им. Г.В.Плеханова» по учебной работе <text:s/>Д.А.Клоповым в 2015 году<text:span text:style-name="T60">.</text:span></text:h>
      <text:h text:style-name="ЕСПД.МаркированныйСписок" text:outline-level="6"><text:span text:style-name="T61">к</text:span><text:span text:style-name="T28">алендарно-тематический</text:span> план на 1 и 2 семестры 2015\2016 учебного года междисциплинарного курса МДК.03.01 «Технология разработки ПО», утвержденный директором МПТ ФГБОУ ВПО «РЕУ им. Г.В.Плеханова» А.В.Чуриловым 01 09 2015 г<text:span text:style-name="T60">ода.</text:span></text:h>
      <text:h text:style-name="ЕСПД.МаркированныйСписок" text:outline-level="6"><text:span text:style-name="T61">г</text:span>рафик учебного процесса на 2015\2016 учебный год, утвержденный директором МПТ ФГБОУ ВПО «РЕУ им. Г.В.Плеханова» А.В.Чуриловым 31 08 2015 года. <text:s text:c="2"/></text:h>
      <text:h text:style-name="ЕСПД.МаркированныйСписок" text:outline-level="6"><text:span text:style-name="T67">ф</text:span>едеральный государственный стандарт среднего профессионального образования по специальности 090203 Программирование в компьютерных системах, рабочая программа по ПМ 03 Участие в интеграции программных модулей, учебный план МПТ ГБОУ ВПО «РЭУ им. Плеханова» на 2015-2016 учебный год.</text:h>
      <text:h text:style-name="ЕСПД.МаркированныйСписок" text:outline-level="6"><text:span text:style-name="T67">календарно-тематический</text:span> план по МДК 03.01 Технология разработки программного обеспечения на 2015-2016 год.</text:h>
      <text:h text:style-name="P66" text:outline-level="1"><text:bookmark-start text:name="__RefHeading__234_1176920915"/>Назначение разработки<text:bookmark-end text:name="__RefHeading__234_1176920915"/></text:h>
      <text:h text:style-name="ЕСПД.ЗаголовокПодразделаСНомером" text:outline-level="2"><text:bookmark-start text:name="__RefHeading___Toc2187_1632921858"/>Функциональное <text:s/><text:span text:style-name="T88">на</text:span>значение программы<text:bookmark-end text:name="__RefHeading___Toc2187_1632921858"/></text:h>
      <text:p text:style-name="P42">Функциональным назначением программы является повышение <text:span text:style-name="T75">навыков игры в направлении фантастического жанра,</text:span> <text:span text:style-name="T70">а также </text:span>применение в развлекательных <text:span text:style-name="T62">целях</text:span> <text:span text:style-name="T68">с</text:span> целью проведения свободного времени <text:span text:style-name="T70">и развития интеллекта. <text:s/>Сайт предназначен для приобретения премиум-контента и регистрации нового пользователя</text:span></text:p>
      <text:h text:style-name="P69" text:outline-level="2"><text:bookmark-start text:name="__RefHeading___Toc2189_1632921858"/>Эксплуатационное <text:s/>назначение программы <text:bookmark-end text:name="__RefHeading___Toc2189_1632921858"/></text:h>
      <text:p text:style-name="P52"><text:span text:style-name="T54">Программа предназначена для игры в космическую стрелялку. Этой игрой можно развлекаться где угодно — на работе, дома, в любом месте, где есть персональный компьютер с необходимым ПО. Программа предназначена для пользования аудитории любых категорий в независимости </text:span><text:span text:style-name="T63">от возраста и умственных способностей</text:span><text:span text:style-name="T54">. </text:span></text:p>
      <text:p text:style-name="P52"/>
      <text:p text:style-name="P60"/>
      <text:h text:style-name="P68" text:outline-level="1"><text:bookmark-start text:name="__RefHeading__236_1176920915"/>Требования к программе или программному изделию<text:bookmark-end text:name="__RefHeading__236_1176920915"/></text:h>
      <text:h text:style-name="ЕСПД.ЗаголовокПодразделаСНомером" text:outline-level="2"><text:bookmark-start text:name="__RefHeading___Toc5557_1447289259"/><text:s/>Требования к функциональным характеристикам<text:bookmark-end text:name="__RefHeading___Toc5557_1447289259"/></text:h>
      <text:p text:style-name="ЕСПД.Абзац">3.1.1. <text:span text:style-name="T90">Требования к с</text:span>ценари<text:span text:style-name="T90">ю</text:span> игры</text:p>
      <text:p text:style-name="P44">Играть может один человек. <text:span text:style-name="T76">Он управляет космическим кораблем</text:span>. <text:span text:style-name="T76">Управление кораблем может осуществляется кнопками клавиатуры </text:span><text:span text:style-name="T17">w – </text:span><text:span text:style-name="T43">вверх</text:span><text:span text:style-name="T17">, s – </text:span><text:span text:style-name="T43">вниз</text:span><text:span text:style-name="T17">, a – </text:span><text:span text:style-name="T43">влево</text:span><text:span text:style-name="T17">, d - </text:span><text:span text:style-name="T43">вправо</text:span><text:span text:style-name="T76">.</text:span> <text:span text:style-name="T76">Огонь открывается левой кнопкой мыши.</text:span></text:p>
      <text:p text:style-name="P44">Задача игрока — <text:span text:style-name="T76">уничтожить как можно больше астероидов и враждебных кораблей, тем самым набрать как можно больше очков, которые присваиваются за уничтожение различных объектов. За разные виды объектов присваивается разное количество очков. Однако враждебные объекты могут нанести кораблю игрока урон дистанционно (стреляя в него), а также столкновением. </text:span></text:p>
      <text:p text:style-name="P45">Если прочность корабля достигла нуля, он взрывается и игра заканчивается.</text:p>
      <text:p text:style-name="P45"/>
      <text:p text:style-name="P45">3.1.2. Требования к <text:span text:style-name="T90">характеристикам отдельных видов оружия</text:span></text:p>
      <text:p text:style-name="P49">В игре должно быть представлено 5 видов оружия. Первое оружие должно стрелять одиночным снарядом, второе — двумя снарядами, третье — одним снарядом, но ускоренным и пробивающим всех врагов, четвертое — четырьмя снарядами веером. Пятое оружие — должно представлять собой лазер, уничтожающий всех врагов за короткое время.</text:p>
      <text:p text:style-name="P45"/>
      <text:p text:style-name="P45">3.1.<text:span text:style-name="T90">3</text:span>. Требования к <text:span text:style-name="T90">характеристикам отдельных видов карт.</text:span></text:p>
      <text:p text:style-name="P49">В игре должно быть минимум 2 разных фона. Они должны заменяться после убийства определенного врага или при наборе определенного количества очков.</text:p>
      <text:p text:style-name="P46"/>
      <text:p text:style-name="P46">3.1.<text:span text:style-name="T91">4</text:span>. Требования к <text:span text:style-name="T91">приобретению оружия.</text:span></text:p>
      <text:p text:style-name="P50"><text:s/>4 вида оружия <text:span text:style-name="T91">должны</text:span> <text:span text:style-name="T106">меняются</text:span> при получении игроком определённого количества очков, 5 оружи<text:span text:style-name="T91">е</text:span> <text:span text:style-name="T91">должно быть</text:span> доступно только после приобретения его на сайте игры.</text:p>
      <text:p text:style-name="P47"/>
      <text:p text:style-name="P47">3.1.<text:span text:style-name="T92">5</text:span>. Требования к <text:span text:style-name="T91">приобретению бонусов.</text:span></text:p>
      <text:p text:style-name="P51"><text:soft-page-break/>В игре должно быть 6 видов бонусов. Первый — повышение скорости снаряда, второй — повышение скорости корабля, третий — уменьшение времени перезарядки оружия, четвертый — повышение урона от снаряда, пятый — бонус к броне корабля, шестой — добавление прочности кораблю в 50 ХР.</text:p>
      <text:p text:style-name="P51">Вероятность выпадения бонусов из уничтоженных врагов равна 1:9. Также есть сундук, который при разрушении выдает 6 разных бонусов. Вероятность вида бонусов — случайная. </text:p>
      <text:p text:style-name="P48"/>
      <text:p text:style-name="P48">3.1.<text:span text:style-name="T92">6</text:span>. Требования к <text:span text:style-name="T93">врагам.</text:span></text:p>
      <text:p text:style-name="P54">Должно быть десять видов врагов — 7 обычных и 3 босса.</text:p>
      <text:p text:style-name="P56">Первый обычный враг — астероид. Движется вниз в одном направлении не меняя курс с очень медленной скоростью. Можно уничтожить или врезаться, тем самым получив <text:span text:style-name="T103">малый </text:span>урон.</text:p>
      <text:p text:style-name="P56">Второй обычный враг — НЛО с пришельцем на борту. Движется по <text:span text:style-name="T101">синусообразной траектории группой по</text:span> 5 НЛО, стреляет лазерами в корабль игрока. Можно уничтожить или врезаться, тем самым получив <text:span text:style-name="T103">средний</text:span> урон.</text:p>
      <text:p text:style-name="P57">Третий <text:s/>обычный враг — <text:span text:style-name="T101">НЛО-камикадзе. Оружия не имеет, движется в направлении игрока, обладает большой прочностью, наносит большой урон при столкновении. </text:span>Можно уничтожить <text:span text:style-name="T102">большим количеством выстрелов</text:span> или врезаться, тем самым получив <text:span text:style-name="T102">большой</text:span> урон.</text:p>
      <text:p text:style-name="P58">Четвертый <text:s/><text:span text:style-name="T100">обычный враг — </text:span>ракета, похожая на <text:span text:style-name="T104">корабль</text:span> игрока, но меньших размеров. Движется под углом в 30 градусов влево или в право. Если корабль игрока оказался на линии её огня, стреляет лазером. <text:span text:style-name="T100">Можно уничтожить <text:s/>или врезаться, тем самым получив </text:span>средний<text:span text:style-name="T100"> урон.</text:span></text:p>
      <text:p text:style-name="P59"><text:span text:style-name="T74">Пятый </text:span><text:span text:style-name="T73">обычный</text:span><text:span text:style-name="T74"> враг - </text:span><text:span text:style-name="T94">летит в направлении игрока и останавливается в случайном месте, стреляя очередями по прямой.</text:span> </text:p>
      <text:p text:style-name="P59"><text:span text:style-name="T74">Шестой </text:span><text:span text:style-name="T73">обычный</text:span><text:span text:style-name="T74"> враг — </text:span><text:span text:style-name="T95">неуязвим для снарядов игрока, летит в правой/левой границе экрана, выпуская маленькие копии себя слева направо/справа налево. Выпускаемые копии можно уничтожить или врезаться в них.</text:span><text:span text:style-name="T98"> </text:span></text:p>
      <text:p text:style-name="P59"><text:span text:style-name="T98">Седьмой </text:span><text:span text:style-name="T99">обычный</text:span><text:span text:style-name="T98"> враг <text:s/>- </text:span><text:span text:style-name="T95">летит в сторону игрока и стреляет в него со средней скорострельностью пули.</text:span><text:span text:style-name="T98"> </text:span></text:p>
      <text:p text:style-name="P55"><text:s/>Первый <text:s/>босс состоит из двух фаз:<text:line-break/><text:soft-page-break/> <text:s text:c="6"/>1: следует параллельно за игроком с меньшей скоростью, чем игрок; стреляет очередями по игроку под углом в 30 градусов и раз в несколько секунд выпускает лазер, если игрок находится под боссом.<text:line-break/> <text:s text:c="5"/>2: тоже самое, но медленно приближается к игроку (тем самым сокращая угол выстрелов); при попытке игрока облететь босса, он увеличивает расстояние от игрока. <text:s/><text:span text:style-name="T100">При столкновении с ним игрок погибает сразу.</text:span></text:p>
      <text:p text:style-name="P55">Второй <text:span text:style-name="T93">б</text:span>осс состоит из двух фаз:<text:line-break/> <text:s text:c="5"/>1: Следует влево/вправо, выпуская огромное кол-во снарядов. Раз в несколько секунд очередь прерывается, давая игроку шанс проскочить. Когда по боссу нанес<text:span text:style-name="T93">ен</text:span> определенный урон, он увеличивает свою скорость передвижения. Когда боссу будет нанес еще больший урон, он еще больше увеличивает свою скорость передвижения.<text:tab/><text:line-break/> <text:s text:c="6"/>2: босс останавливается, но начинается "дождь" из снарядов, которые появляются в случайных местах. <text:span text:style-name="T100">При столкновении с ним игрок погибает сразу.</text:span></text:p>
      <text:p text:style-name="P63">Третий босс в <text:span text:style-name="T106">состоит из четырех фаз</text:span>:</text:p>
      <text:p text:style-name="ЕСПД.Абзац">1: <text:span text:style-name="T106">С</text:span>треляет с высокой частотой в <text:span text:style-name="T106">корабль </text:span>игрока.<text:line-break/> <text:s text:c="7"/>2: <text:span text:style-name="T106">П</text:span>ерестает стрелять, <text:span text:style-name="T106">становится </text:span>н<text:span text:style-name="T106">еуязвим для оружия игрока,</text:span> летит в правой/левой границе экрана, выпуская маленькие копии себя слева направо/справа налево. <text:span text:style-name="T106">В</text:span>ыпускаемые копии <text:span text:style-name="T106">уязвимы для оружия игрока</text:span>.<text:line-break/> <text:s text:c="7"/>3: <text:span text:style-name="T106">П</text:span>ерестает <text:span text:style-name="T106">выпускать копии</text:span>, начинает стрелять в <text:span text:style-name="T106">корабль</text:span> игрока с маленькой частотой.<text:line-break/> <text:s text:c="7"/>4: <text:s/><text:span text:style-name="T106">Т</text:span>елепортирует <text:span text:style-name="T106">корабль</text:span> игрока вниз экрана и стреляет в него с очень высокой частотой. <text:span text:style-name="T106">В</text:span>о время этой стадии игрок может двигаться только влево/вправо, <text:span text:style-name="T106">движение вверх-вниз невозможно</text:span>. </text:p>
      <text:p text:style-name="P64"/>
      <text:p text:style-name="ЕСПД.Абзац">3.1.<text:span text:style-name="T106">7</text:span>. Требования к функциональным характеристикам рейтинговой системы</text:p>
      <text:p text:style-name="ЕСПД.Абзац">Функциональными характеристиками данной программы является следующее:</text:p>
      <text:h text:style-name="P73" text:outline-level="6">Выведение ссылки на сайт после завершения игры.</text:h>
      <text:h text:style-name="P74" text:outline-level="6">Учёт количества <text:span text:style-name="T76">очков за уничтоженных противников</text:span>.</text:h>
      <text:h text:style-name="P73" text:outline-level="6">Изменение фона <text:span text:style-name="T49">в</text:span> игре.</text:h>
      <text:h text:style-name="P73" text:outline-level="6">Возможность приобретения премиум-оружия через сайт.</text:h>
      <text:h text:style-name="P75" text:outline-level="6">Регистрация и авторизация пере<text:span text:style-name="T80">д</text:span> игрой.</text:h>
      <text:h text:style-name="ЕСПД.ЗаголовокПодразделаСНомером" text:outline-level="2"><text:bookmark-start text:name="__RefHeading___Toc5825_1447289259"/><text:soft-page-break/>Требования к надежности <text:bookmark-end text:name="__RefHeading___Toc5825_1447289259"/></text:h>
      <text:p text:style-name="ЕСПД.Абзац">3.2.1. Требования к обеспечению надежного функционирования программы </text:p>
      <text:p text:style-name="P35"><text:tab/>Надежное функционирование программы должно быть обеспечено выполнением пользователем следующих действий: </text:p>
      <text:h text:style-name="ЕСПД.МаркированныйСписок" text:outline-level="6">Организация бесперебойного питания устройства; </text:h>
      <text:h text:style-name="ЕСПД.МаркированныйСписок" text:outline-level="6">Использование лицензионной версии программы; </text:h>
      <text:h text:style-name="ЕСПД.МаркированныйСписок" text:outline-level="6">Регулярное выполнение рекомендаций Министерства труда и социального развития РФ, изложенных в Постановлении от 23 июля 1998 г. Об утверждении межотраслевых типовых норм времени на работы по сервисному обслуживанию ПЭВМ и оргтехники и сопровождению программных средств»; </text:h>
      <text:h text:style-name="ЕСПД.МаркированныйСписок" text:outline-level="6">Регулярное выполнение требований ГОСТ 51188-98. Защита информации. Испытания программных средств на наличие компьютерных вирусов. </text:h>
      <text:h text:style-name="P76" text:outline-level="6">Промежуточные сохранения <text:span text:style-name="T69">результатов после каждого сеанса игры.</text:span> </text:h>
      <text:h text:style-name="P77" text:outline-level="6"><text:span text:style-name="T89">Ш</text:span>ифрование пароля должно находится в <text:span text:style-name="T8">php-</text:span><text:span text:style-name="T33">файле. </text:span></text:h>
      <text:h text:style-name="P77" text:outline-level="6"><text:span text:style-name="T33">Защита от </text:span><text:span text:style-name="T8">XSS </text:span><text:span text:style-name="T33">должна</text:span><text:span text:style-name="T8"> </text:span><text:span text:style-name="T33">хранится в </text:span><text:span text:style-name="T8">JS-</text:span><text:span text:style-name="T33">файле запроса.</text:span></text:h>
      <text:h text:style-name="P77" text:outline-level="6"><text:span text:style-name="T33">Защита от <text:s/></text:span><text:span text:style-name="T20">SQL-</text:span><text:span text:style-name="T50">инъ</text:span><text:span text:style-name="T51">екций </text:span><text:span text:style-name="T33">должна хранится в файле </text:span><text:span text:style-name="T8">PHP.</text:span></text:h>
      <text:p text:style-name="ЕСПД.Абзац">3.2.2. Время восстановления после отказа </text:p>
      <text:p text:style-name="ЕСПД.Абзац">Время восстановления после отказа, вызванного сбоем электропитания технических средств (иными внешними факторами), нефатальным сбоем операционной системы, не должно превышать 5 минут при условии соблюдения условий эксплуатации технических и программных средств или после включения персонального компьютера. <text:s/></text:p>
      <text:p text:style-name="ЕСПД.Абзац"><text:span text:style-name="T25">3.2.3. Отказы из-за некорректных действий пользователей системы</text:span> </text:p>
      <text:p text:style-name="ЕСПД.Абзац">Отказы программы вследствие некорректных действий пользователя при взаимодействии с программой не допустимы.</text:p>
      <text:h text:style-name="P70" text:outline-level="2"><text:bookmark-start text:name="__RefHeading___Toc5827_1447289259"/><text:s/>Условия эксплуатации <text:bookmark-end text:name="__RefHeading___Toc5827_1447289259"/></text:h>
      <text:p text:style-name="ЕСПД.Абзац"><text:span text:style-name="T52">3.3.1. Климатические условия эксплуатации</text:span> </text:p>
      <text:p text:style-name="ЕСПД.Абзац">Климатические условия эксплуатации, при которых должны обеспечиваться заданные характеристики, должны удовлетворять требованиям, предъявляемым к техническим сред<text:soft-page-break/>ствам в части условий их эксплуатации. </text:p>
      <text:p text:style-name="ЕСПД.Абзац"><text:span text:style-name="T23">3.3.2. Требования к квалификации и численности персонала</text:span> </text:p>
      <text:p text:style-name="ЕСПД.Абзац">Приложением мо<text:span text:style-name="T76">жет</text:span> пользоваться один пользователь. <text:span text:style-name="T76">Для использования программы необходима регистрация на сайте.</text:span> Особых знаний <text:span text:style-name="T37">и квалификации </text:span>не требуется. Новые версии программы будут поставляться в соответствии с договоренностью с потребителем. </text:p>
      <text:h text:style-name="ЕСПД.ЗаголовокПодразделаСНомером" text:outline-level="2"><text:bookmark-start text:name="__RefHeading___Toc5829_1447289259"/>Требования к составу и параметрам технических средств<text:bookmark-end text:name="__RefHeading___Toc5829_1447289259"/></text:h>
      <text:p text:style-name="ЕСПД.Абзац">В состав технических средств должен входить IВМ-совместимый персональный компьютер (ПЭВМ), включающий в себя:</text:p>
      <text:p text:style-name="P32"><text:span text:style-name="Обычный_20__28_веб_29__20_Знак"><text:span text:style-name="T24">Таблица 1 — Требования к технической составляющей ПК.</text:span></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Процессор</text:p>
          </table:table-cell>
          <table:table-cell table:style-name="Таблица2.B1" office:value-type="string">
            <text:p text:style-name="P3"><text:span text:style-name="Обычный_20__28_веб_29__20_Знак"><text:span text:style-name="T8">Pentium</text:span></text:span><text:span text:style-name="Обычный_20__28_веб_29__20_Знак">-</text:span><text:span text:style-name="Обычный_20__28_веб_29__20_Знак"><text:span text:style-name="T12">2</text:span></text:span><text:span text:style-name="Обычный_20__28_веб_29__20_Знак">.0</text:span><text:span text:style-name="Обычный_20__28_веб_29__20_Знак"><text:span text:style-name="T8"> </text:span></text:span><text:span text:style-name="Обычный_20__28_веб_29__20_Знак"><text:span text:style-name="T36">Гц</text:span></text:span><text:span text:style-name="Обычный_20__28_веб_29__20_Знак">, не менее</text:span></text:p>
          </table:table-cell>
        </table:table-row>
        <table:table-row table:style-name="Таблица2.1">
          <table:table-cell table:style-name="Таблица2.A2" office:value-type="string">
            <text:p text:style-name="P3">Оперативная память</text:p>
          </table:table-cell>
          <table:table-cell table:style-name="Таблица2.B2" office:value-type="string">
            <text:p text:style-name="P3"><text:span text:style-name="Обычный_20__28_веб_29__20_Знак"><text:span text:style-name="T56">1024 </text:span></text:span><text:span text:style-name="Обычный_20__28_веб_29__20_Знак">Мбайт, не менее</text:span></text:p>
          </table:table-cell>
        </table:table-row>
        <table:table-row table:style-name="Таблица2.1">
          <table:table-cell table:style-name="Таблица2.A2" office:value-type="string">
            <text:p text:style-name="P3">HDD</text:p>
          </table:table-cell>
          <table:table-cell table:style-name="Таблица2.B2" office:value-type="string">
            <text:p text:style-name="P3"><text:span text:style-name="T76">1</text:span> Гбайт, не менее</text:p>
          </table:table-cell>
        </table:table-row>
        <table:table-row table:style-name="Таблица2.1">
          <table:table-cell table:style-name="Таблица2.A2" office:value-type="string">
            <text:p text:style-name="P3">Операционная система</text:p>
          </table:table-cell>
          <table:table-cell table:style-name="Таблица2.B2" office:value-type="string">
            <text:p text:style-name="P3"><text:span text:style-name="Обычный_20__28_веб_29__20_Знак"><text:span text:style-name="T76">64-разрядная </text:span></text:span><text:span text:style-name="Обычный_20__28_веб_29__20_Знак">Windows </text:span><text:span text:style-name="Обычный_20__28_веб_29__20_Знак"><text:span text:style-name="T11">7</text:span></text:span><text:span text:style-name="Обычный_20__28_веб_29__20_Знак"> </text:span></text:p>
          </table:table-cell>
        </table:table-row>
      </table:table>
      <text:h text:style-name="ЕСПД.ЗаголовокПодразделаСНомером" text:outline-level="2"><text:bookmark-start text:name="__RefHeading___Toc5831_1447289259"/>Требования к информационной и программной совместимости<text:bookmark-end text:name="__RefHeading___Toc5831_1447289259"/></text:h>
      <text:p text:style-name="ЕСПД.Абзац">3.5.1. Требования к информационным структурам и методам решения </text:p>
      <text:p text:style-name="ЕСПД.Абзац"><text:tab/><text:span text:style-name="T85">Форматом картинок является </text:span><text:span text:style-name="T18">PNG, </text:span><text:span text:style-name="T44">так как он может использовать прозрачный фон и легче по весу. Форматом хранения шаблонов является </text:span><text:span text:style-name="T18">BLADE.PHP, </text:span><text:span text:style-name="T44">так как этот формат воспринимается фреймворком </text:span><text:span text:style-name="T18">Laravel 5.0. </text:span><text:span text:style-name="T44">Форматом кодирования данных является </text:span><text:span text:style-name="T18">JSON</text:span><text:span text:style-name="T44">, так как это общепринятый стандарт кодирования данных. </text:span><text:span text:style-name="T45">Форматом </text:span><text:span text:style-name="T46">написанных</text:span><text:span text:style-name="T45"> </text:span><text:span text:style-name="T46">кодов</text:span><text:span text:style-name="T45"> игры является </text:span><text:span text:style-name="T19">JS, </text:span><text:span text:style-name="T45">так как среда </text:span><text:span text:style-name="T19">Phaser </text:span><text:span text:style-name="T45">поддерживает этот формат.</text:span><text:span text:style-name="T19"> </text:span><text:span text:style-name="T44"><text:s/></text:span></text:p>
      <text:p text:style-name="ЕСПД.Абзац">3.5.2. Требования к исходным кодам и языкам программирования</text:p>
      <text:p text:style-name="P38"><text:span text:style-name="T29">Исходные коды должны хранится на языке программирования </text:span><text:span text:style-name="T14">JavaScript </text:span><text:span text:style-name="T40">версии не ниже 1.7</text:span><text:span text:style-name="T13"> </text:span><text:span text:style-name="T38">а также </text:span><text:span text:style-name="T42">языке программирования </text:span><text:span text:style-name="T15">PHP</text:span><text:span text:style-name="T13"> </text:span><text:span text:style-name="T39">версии не ниже 5.</text:span><text:span text:style-name="T16">5</text:span><text:span text:style-name="T9">.</text:span><text:span text:style-name="T29"> </text:span>Для модернизации или доводки программы специалист должен знать среду программирования <text:span text:style-name="T13">Phaser</text:span> версии не ниже <text:span text:style-name="T81">2.4.4</text:span>. <text:span text:style-name="T81">и фреймворк </text:span><text:span text:style-name="T14">Laravel </text:span><text:span text:style-name="T39">версии не ниже 5.</text:span></text:p>
      <text:p text:style-name="ЕСПД.Абзац">3.5.3. Требования к программным средствам, используемым программой </text:p>
      <text:p text:style-name="ЕСПД.Абзац">Программа запускается с <text:span text:style-name="T38">помощью подключения к локальному серверу </text:span><text:span text:style-name="T13">Open Server </text:span><text:span text:style-name="T47">версии не ниже 5.2.2</text:span><text:span text:style-name="T13"> </text:span><text:span text:style-name="T38">через файл </text:span><text:span text:style-name="T14">index.blade.php</text:span><text:span text:style-name="T13">.</text:span></text:p>
      <text:p text:style-name="ЕСПД.Абзац"><text:soft-page-break/>3.5.4. Требования к защите информации и программ</text:p>
      <text:p text:style-name="ЕСПД.Абзац"><text:span text:style-name="T76">Использующий приложение человек должен сначала пройти регистрацию и авторизацию на сайте разработчиков</text:span>.</text:p>
      <text:h text:style-name="ЕСПД.ЗаголовокПодразделаСНомером" text:outline-level="2"><text:bookmark-start text:name="__RefHeading___Toc5833_1447289259"/>Требования к маркировке и упаковке<text:bookmark-end text:name="__RefHeading___Toc5833_1447289259"/></text:h>
      <text:p text:style-name="ЕСПД.Абзац"><text:s/>Исходные тексты программ и электронные копии документов и (если требуется) эксплуатационный пакет продукта поставляются на энергонезависимом машинном носителе(<text:span text:style-name="T8">CD, DVD, USB</text:span>).Если в качестве энергонезависимого машинного носителя используется компакт диск, он должен быть оформлен согласно рисунку. </text:p>
      <text:p text:style-name="P33"><draw:frame draw:style-name="fr1" draw:name="Врезка1" text:anchor-type="char" svg:y="0.494cm" svg:width="7.315cm" svg:height="4.5cm" draw:z-index="12"><draw:text-box><text:p text:style-name="Перечень_20_рисунков"><draw:frame draw:style-name="fr2" draw:name="Изображение1" text:anchor-type="as-char" svg:width="7.313cm" svg:height="3.011cm" draw:z-index="13"><draw:image xlink:href="Pictures/2000000E000016A30000154B9BD6DA8D.wmf" xlink:type="simple" xlink:show="embed" xlink:actuate="onLoad"/></draw:frame><text:span text:style-name="T21">Рисунок </text:span><text:span text:style-name="T22"><text:sequence text:ref-name="refDrawing0" text:name="Drawing" text:formula="ooow:Drawing+1" style:num-format="1">1</text:sequence></text:span><text:span text:style-name="T21"> ⁠— Подпись</text:span></text:p></draw:text-box></draw:frame></text:p>
      <text:p text:style-name="ЕСПД.Абзац">Надписи на диске выполняются маркером черного цвета. Поле один — это код разработки, поле <text:span text:style-name="T26">два</text:span> — это тема разработки, поле три — фамилия. </text:p>
      <text:p text:style-name="ЕСПД.Абзац">Энергоноситель должен быть упакован в конверт, закрепленный на последнем листе бумажной версии программной документации.</text:p>
      <text:p text:style-name="ЕСПД.Абзац">Конверт должен располагаться посередине листа.</text:p>
      <text:h text:style-name="ЕСПД.ЗаголовокПодразделаСНомером" text:outline-level="2"><text:bookmark-start text:name="__RefHeading___Toc1136_1447289259"/>Требования к транспортированию и хранению<text:bookmark-end text:name="__RefHeading___Toc1136_1447289259"/></text:h>
      <text:p text:style-name="P53">Бумажная и электронная <text:s/>версии комплекта программной документации оформляется в соответствии с требованием Единой системой программной документации. Бумажная версия хранится на отделении до окончания срока обучения студента. Электронная версия хранится у студента и преподавателя. </text:p>
      <text:h text:style-name="ЕСПД.ЗаголовокПодразделаСНомером" text:outline-level="2"><text:bookmark-start text:name="__RefHeading___Toc5835_1447289259"/><text:soft-page-break/>Специальные требования <text:bookmark-end text:name="__RefHeading___Toc5835_1447289259"/></text:h>
      <text:p text:style-name="P41">Премиум-контент должен добавляться только после посещения пользователем сайта игры.</text:p>
      <text:h text:style-name="ЕСПД.ЗаголовокРазделаСНомером" text:outline-level="1"><text:bookmark-start text:name="__RefHeading__1846_1284010806"/>Требования к программной документации<text:bookmark-end text:name="__RefHeading__1846_1284010806"/></text:h>
      <text:h text:style-name="ЕСПД.ЗаголовокПодразделаСНомером" text:outline-level="2"><text:bookmark-start text:name="__RefHeading___Toc2605_1632921858"/><text:s/>Предварительный состав программной документации <text:bookmark-end text:name="__RefHeading___Toc2605_1632921858"/></text:h>
      <text:p text:style-name="P36"><text:span text:style-name="T30">В с</text:span>остав программной документации долж<text:span text:style-name="T30">ны входить</text:span>: <text:line-break/></text:p>
      <text:h text:style-name="ЕСПД.МаркированныйСписок" text:outline-level="6"><text:span text:style-name="T32">Т</text:span>ехническое задание по ГОСТ 19.201<text:span text:style-name="T31">—</text:span>78;</text:h>
      <text:h text:style-name="ЕСПД.МаркированныйСписок" text:outline-level="6"><text:span text:style-name="T32">Пояснительная записка по ГОСТ 19.404</text:span><text:span text:style-name="T10">—79</text:span>;</text:h>
      <text:h text:style-name="ЕСПД.МаркированныйСписок" text:outline-level="6"><text:span text:style-name="T34">Текст программы по ГОСТ 19.401—78</text:span>;</text:h>
      <text:h text:style-name="ЕСПД.МаркированныйСписок" text:outline-level="6">Руководство пользователя по ГОСТ 19.505—79 и ГОСТ 19.503—79.</text:h>
      <text:h text:style-name="P67" text:outline-level="1"><text:bookmark-start text:name="__RefHeading__240_1176920915"/>Технико­‑экономические показатели<text:bookmark-end text:name="__RefHeading__240_1176920915"/></text:h>
      <text:p text:style-name="ЕСПД.Абзац">Питание бригады: 200 <text:span text:style-name="T33">р.</text:span> * <text:span text:style-name="T8">3 * 13 = </text:span><text:span text:style-name="T33">780</text:span><text:span text:style-name="T41">0</text:span><text:span text:style-name="T33"> р.</text:span></text:p>
      <text:p text:style-name="ЕСПД.Абзац">Ресурсы ноутбуков: 37 000 р. + 28 000 р. + 43 000 р. = 108 000 р.</text:p>
      <text:p text:style-name="ЕСПД.Абзац">Зарядные устройства: 2 000 р. * 3 = 6 000 р.</text:p>
      <text:p text:style-name="ЕСПД.Абзац">Затраты на дорогу до техникума: 340 р.* 13 + 240 р. + 590 р. = 5 250 р.</text:p>
      <text:p text:style-name="ЕСПД.Абзац">Затраты на электричество: 4.91 р. * 108 * 3 = 1 590.84 р.</text:p>
      <text:p text:style-name="ЕСПД.Абзац">Open Server <text:span text:style-name="T48">5.2.2 </text:span>- <text:span text:style-name="T33">бесплатно</text:span></text:p>
      <text:p text:style-name="ЕСПД.Абзац">Phaser 2.4.<text:span text:style-name="T48">4 -</text:span> <text:span text:style-name="T33">бесплатно</text:span></text:p>
      <text:p text:style-name="ЕСПД.Абзац">Notepad++ - <text:span text:style-name="T33">бесплатно</text:span></text:p>
      <text:p text:style-name="ЕСПД.Абзац">Laravel 5 - <text:span text:style-name="T33">бесплатно</text:span></text:p>
      <text:p text:style-name="ЕСПД.Абзац">LibreOffice Writer - <text:span text:style-name="T33">бесплатно </text:span></text:p>
      <text:p text:style-name="ЕСПД.Абзац"><text:span text:style-name="T107">Итого: </text:span>108 000 р. + 6 000 р. + 780<text:span text:style-name="T82">0</text:span> р. + 5 250 р. + 1 590.84 р. = 12<text:span text:style-name="T82">8</text:span> 6<text:span text:style-name="T82">4</text:span>0.84 р. </text:p>
      <text:h text:style-name="ЕСПД.ЗаголовокРазделаСНомером" text:outline-level="1"><text:bookmark-start text:name="__RefHeading__242_1176920915"/>Стадии и этапы <text:span text:style-name="T79">разработки</text:span><text:bookmark-end text:name="__RefHeading__242_1176920915"/></text:h>
      <text:h text:style-name="ЕСПД.ЗаголовокПодразделаСНомером" text:outline-level="2"><text:bookmark-start text:name="__RefHeading___Toc2607_1632921858"/>Стадии разработки<text:bookmark-end text:name="__RefHeading___Toc2607_1632921858"/></text:h>
      <text:p text:style-name="P31">Таблица 2 — Стадии и этапы разработки</text:p>
      <table:table table:name="Таблица3" table:style-name="Таблица3">
        <table:table-column table:style-name="Таблица3.A" table:number-columns-repeated="4"/>
        <table:table-column table:style-name="Таблица3.E"/>
        <table:table-row table:style-name="Таблица3.1">
          <table:table-cell table:style-name="Таблица3.A1" office:value-type="string">
            <text:p text:style-name="P4">Стадии и этапы</text:p>
          </table:table-cell>
          <table:table-cell table:style-name="Таблица3.A1" office:value-type="string">
            <text:p text:style-name="P4">Содержание работ</text:p>
          </table:table-cell>
          <table:table-cell table:style-name="Таблица3.A1" office:value-type="string">
            <text:p text:style-name="P4">Результат</text:p>
          </table:table-cell>
          <table:table-cell table:style-name="Таблица3.A1" office:value-type="string">
            <text:p text:style-name="P4">Срок выполнения</text:p>
          </table:table-cell>
          <table:table-cell table:style-name="Таблица3.E1" office:value-type="string">
            <text:p text:style-name="P4">Исполнители</text:p>
          </table:table-cell>
        </table:table-row>
        <table:table-row table:style-name="Таблица3.1">
          <table:table-cell table:style-name="Таблица3.A2" office:value-type="string">
            <text:p text:style-name="P4">Технический анализ</text:p>
          </table:table-cell>
          <table:table-cell table:style-name="Таблица3.A2" office:value-type="string">
            <text:p text:style-name="P8">- Сбор требований заказчика</text:p>
            <text:p text:style-name="P8">- Изучение предметной области </text:p>
            <text:p text:style-name="P8">- Рассмотрение конкурирующих программных продуктов </text:p>
          </table:table-cell>
          <table:table-cell table:style-name="Таблица3.A2" office:value-type="string">
            <text:p text:style-name="P4">Техническое задание</text:p>
          </table:table-cell>
          <table:table-cell table:style-name="Таблица3.A2" office:value-type="string">
            <text:p text:style-name="P4"><text:span text:style-name="T86">23</text:span>.0<text:span text:style-name="T86">3</text:span>.15 <text:span text:style-name="T35">г.</text:span></text:p>
          </table:table-cell>
          <table:table-cell table:style-name="Таблица3.E2" office:value-type="string">
            <text:p text:style-name="P4">Филимончев Д.А. <text:span text:style-name="T77">Грабаров Е.Н.</text:span></text:p>
          </table:table-cell>
        </table:table-row>
        <table:table-row table:style-name="Таблица3.1">
          <table:table-cell table:style-name="Таблица3.A2" office:value-type="string">
            <text:p text:style-name="P4">Внешнее проектирование</text:p>
          </table:table-cell>
          <table:table-cell table:style-name="Таблица3.A2" office:value-type="string">
            <text:p text:style-name="P8">- Определение входных и выходных данных и их ограничений </text:p>
            <text:p text:style-name="P8">- Составление тестовых наборов</text:p>
            <text:p text:style-name="P8">- Определение средств решения задачи</text:p>
          </table:table-cell>
          <table:table-cell table:style-name="Таблица3.A2" office:value-type="string">
            <text:p text:style-name="P4">Внешняя спецификация</text:p>
          </table:table-cell>
          <table:table-cell table:style-name="Таблица3.A2" office:value-type="string">
            <text:p text:style-name="P4"><text:span text:style-name="T86">05</text:span>.04.15 <text:span text:style-name="T53">г.</text:span></text:p>
          </table:table-cell>
          <table:table-cell table:style-name="Таблица3.E2" office:value-type="string">
            <text:p text:style-name="P4">Филимончев Д.А. <text:span text:style-name="T77">Пивовар С. Т.</text:span> </text:p>
          </table:table-cell>
        </table:table-row>
        <table:table-row table:style-name="Таблица3.1">
          <table:table-cell table:style-name="Таблица3.A2" office:value-type="string">
            <text:p text:style-name="P4">Внутреннее проектирование</text:p>
          </table:table-cell>
          <table:table-cell table:style-name="Таблица3.A2" office:value-type="string">
            <text:p text:style-name="P6">- Разработка функциональных и структурных схем</text:p>
          </table:table-cell>
          <table:table-cell table:style-name="Таблица3.A2" office:value-type="string">
            <text:p text:style-name="P4">Внутренняя спецификация</text:p>
          </table:table-cell>
          <table:table-cell table:style-name="Таблица3.A2" office:value-type="string">
            <text:p text:style-name="P4"><text:span text:style-name="T86">19</text:span>.04.15 <text:span text:style-name="T53">г.</text:span></text:p>
          </table:table-cell>
          <table:table-cell table:style-name="Таблица3.E2" office:value-type="string">
            <text:p text:style-name="P7">Пивовар С. Т. </text:p>
            <text:p text:style-name="P5"><text:span text:style-name="T78">Грабаров Е.Н.</text:span> </text:p>
          </table:table-cell>
        </table:table-row>
        <table:table-row table:style-name="Таблица3.1">
          <table:table-cell table:style-name="Таблица3.A2" office:value-type="string">
            <text:p text:style-name="P4">Реализация</text:p>
          </table:table-cell>
          <table:table-cell table:style-name="Таблица3.A2" office:value-type="string">
            <text:p text:style-name="P6">- Реализация спецификации </text:p>
            <text:p text:style-name="P6">- Отладка</text:p>
          </table:table-cell>
          <table:table-cell table:style-name="Таблица3.A2" office:value-type="string">
            <text:p text:style-name="P4">Исходный текст программы </text:p>
          </table:table-cell>
          <table:table-cell table:style-name="Таблица3.A2" office:value-type="string">
            <text:p text:style-name="P4"><text:span text:style-name="T86">25</text:span>.04.15 <text:span text:style-name="T53">г.</text:span></text:p>
          </table:table-cell>
          <table:table-cell table:style-name="Таблица3.E2" office:value-type="string">
            <text:p text:style-name="P7">Пивовар С. Т. </text:p>
            <text:p text:style-name="P5">Филимончев Д.А.</text:p>
          </table:table-cell>
        </table:table-row>
        <table:table-row table:style-name="Таблица3.1">
          <table:table-cell table:style-name="Таблица3.A2" office:value-type="string">
            <text:p text:style-name="P4">Тестирование и устранение дефектов</text:p>
          </table:table-cell>
          <table:table-cell table:style-name="Таблица3.A2" office:value-type="string">
            <text:p text:style-name="P6">- а-тестирование</text:p>
            <text:p text:style-name="P6">- в-тестирование</text:p>
            <text:p text:style-name="P6">- Устранение дефектов</text:p>
          </table:table-cell>
          <table:table-cell table:style-name="Таблица3.A2" office:value-type="string">
            <text:p text:style-name="P4">Исправленный программный продукт</text:p>
          </table:table-cell>
          <table:table-cell table:style-name="Таблица3.A2" office:value-type="string">
            <text:p text:style-name="P4">0<text:span text:style-name="T86">4</text:span>.05.15 <text:span text:style-name="T53">г.</text:span></text:p>
          </table:table-cell>
          <table:table-cell table:style-name="Таблица3.E2" office:value-type="string">
            <text:p text:style-name="P7">Пивовар С. Т.</text:p>
            <text:p text:style-name="P7">Грабаров Е. Н.</text:p>
          </table:table-cell>
        </table:table-row>
        <table:table-row table:style-name="Таблица3.1">
          <table:table-cell table:style-name="Таблица3.A2" office:value-type="string">
            <text:p text:style-name="P4">Внедрение </text:p>
          </table:table-cell>
          <table:table-cell table:style-name="Таблица3.A2" office:value-type="string">
            <text:p text:style-name="P6">- Подготовка и ввод в эксплуатацию</text:p>
          </table:table-cell>
          <table:table-cell table:style-name="Таблица3.A2" office:value-type="string">
            <text:p text:style-name="P4">Внедренный программный продукт</text:p>
          </table:table-cell>
          <table:table-cell table:style-name="Таблица3.A2" office:value-type="string">
            <text:p text:style-name="P4">1<text:span text:style-name="T86">6</text:span>.05.15 <text:span text:style-name="T53">г.</text:span></text:p>
          </table:table-cell>
          <table:table-cell table:style-name="Таблица3.E2" office:value-type="string">
            <text:p text:style-name="P4">Филимончев Д.А. <text:span text:style-name="T78">Пивовар С. Т. </text:span></text:p>
            <text:p text:style-name="P7">Грабаров Е. Н.</text:p>
          </table:table-cell>
        </table:table-row>
      </table:table>
      <text:p text:style-name="P34"/>
      <text:h text:style-name="ЕСПД.ЗаголовокРазделаСНомером" text:outline-level="1"><text:bookmark-start text:name="__RefHeading__244_1176920915"/>Порядок контроля и приёмки<text:bookmark-end text:name="__RefHeading__244_1176920915"/></text:h>
      <text:h text:style-name="ЕСПД.ЗаголовокПодразделаСНомером" text:outline-level="2"><text:bookmark-start text:name="__RefHeading___Toc2191_1632921858"/>Виды испытаний<text:bookmark-end text:name="__RefHeading___Toc2191_1632921858"/></text:h>
      <text:p text:style-name="ЕСПД.Абзац">Приемо-сдаточные испытания должны проводиться на объекте <text:span text:style-name="T27">з</text:span>аказчика в оговоренные сроки. <text:s/>Приемо-сдаточные испытания программы должны проводиться согласно разработанной исполнителем и согласованной заказчиком программы и методик испытаний. <text:s/>Ход проведения приемо-сдаточных испытаний заказчик и исполнитель документируют в протоколе проведения испытаний.</text:p>
      <text:h text:style-name="ЕСПД.ЗаголовокПодразделаСНомером" text:outline-level="2"><text:bookmark-start text:name="__RefHeading___Toc2193_1632921858"/>Общие требования к приемке работы <text:bookmark-end text:name="__RefHeading___Toc2193_1632921858"/></text:h>
      <text:p text:style-name="ЕСПД.Абзац">На основании протокола проведения испытаний исполнитель совместно с заказчиком подписывает акт приемки-сдачи программы в эксплуатаци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ahoma" svg:font-family="tahoma, arial, verdana, sans-serif, 'Lucida Sans'"/>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hyphenation-ladder-count="no-limit" style:page-number="auto"/>
      <style:text-properties fo:font-size="12.8000001907349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0.8000001907349pt"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ЕСПД.Базовый" style:family="paragraph" style:auto-update="true">
      <style:paragraph-properties fo:line-height="150%"/>
      <style:text-properties fo:font-size="12.8000001907349pt" style:font-size-asian="10.5pt"/>
    </style:style>
    <style:style style:name="ЕСПД.БазовыйЗаголовок" style:family="paragraph" style:parent-style-name="ЕСПД.Базовый" style:next-style-name="ЕСПД.Абзац" style:auto-update="true" style:master-page-name="">
      <style:paragraph-properties style:page-number="auto" fo:keep-with-next="always"/>
    </style:style>
    <style:style style:name="ЕСПД.Абзац" style:family="paragraph" style:parent-style-name="ЕСПД.Базовый" style:auto-update="true" style:master-page-name="">
      <style:paragraph-properties fo:margin-left="0cm" fo:margin-right="0cm" fo:margin-top="0cm" fo:margin-bottom="0cm" loext:contextual-spacing="false" fo:line-height="150%" fo:text-align="start" style:justify-single-word="false" fo:hyphenation-ladder-count="no-limit" fo:text-indent="0.9cm" style:auto-text-indent="false" style:page-number="auto"/>
      <style:text-properties style:font-name="Liberation Serif" fo:font-family="'Liberation Serif'" style:font-family-generic="roman" style:font-pitch="variable" fo:hyphenate="true" fo:hyphenation-remain-char-count="2" fo:hyphenation-push-char-count="2"/>
    </style:style>
    <style:style style:name="ЕСПД.БазовыйЗаголовокРаздела" style:family="paragraph" style:parent-style-name="ЕСПД.БазовыйЗаголовок" style:next-style-name="ЕСПД.Абзац" style:auto-update="true">
      <style:paragraph-properties fo:margin-top="0cm" fo:margin-bottom="0.75cm" loext:contextual-spacing="false" fo:text-align="center" style:justify-single-word="false"/>
      <style:text-properties fo:text-transform="uppercase" style:font-size-asian="10.5pt"/>
    </style:style>
    <style:style style:name="ЕСПД.ЗаголовокРазделаСНомером" style:family="paragraph" style:parent-style-name="ЕСПД.БазовыйЗаголовокРаздела" style:next-style-name="ЕСПД.ИсходныйТекст" style:auto-update="true" style:default-outline-level="1" style:master-page-name="">
      <style:paragraph-properties fo:text-align="center" style:justify-single-word="false" style:page-number="auto" fo:break-before="page"/>
      <style:text-properties fo:font-size="15pt" style:font-size-asian="15pt" style:font-size-complex="15pt"/>
    </style:style>
    <style:style style:name="ЕСПД.ЗаголовокРазделаВПриложении" style:family="paragraph" style:parent-style-name="ЕСПД.БазовыйЗаголовокРаздела" style:next-style-name="ЕСПД.Абзац" style:auto-update="true"/>
    <style:style style:name="Header" style:family="paragraph" style:parent-style-name="Standard" style:class="extra">
      <style:paragraph-properties fo:line-height="150%" fo:text-align="center" style:justify-single-word="false" text:number-lines="false" text:line-number="0">
        <style:tab-stops>
          <style:tab-stop style:position="8.5cm" style:type="center"/>
          <style:tab-stop style:position="17cm" style:type="right"/>
        </style:tab-stops>
      </style:paragraph-properties>
    </style:style>
    <style:style style:name="ЕСПД.ЗаголовокРазделаБезНомера" style:family="paragraph" style:parent-style-name="ЕСПД.БазовыйЗаголовокРаздела" style:next-style-name="ЕСПД.Абзац" style:auto-update="true" style:master-page-name="">
      <style:paragraph-properties style:page-number="auto" fo:break-before="pag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ЕСПД.ЗаголовокПодразделаСНомером" style:family="paragraph" style:parent-style-name="ЕСПД.БазовыйЗаголовок" style:next-style-name="ЕСПД.Абзац" style:auto-update="true" style:default-outline-level="2">
      <style:paragraph-properties fo:margin-top="0.75cm" fo:margin-bottom="0.379cm" loext:contextual-spacing="false"/>
      <style:text-properties fo:font-size="12.8000001907349pt" style:font-size-asian="12.8000001907349pt" style:font-size-complex="12.8000001907349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800000190734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8000001907349pt" fo:font-weight="bold" style:font-size-asian="10.5pt"/>
    </style:style>
    <style:style style:name="Table" style:family="paragraph" style:parent-style-name="Caption" style:class="extra" style:master-page-name="">
      <style:paragraph-properties fo:margin-top="0.499cm" fo:margin-bottom="0cm" loext:contextual-spacing="false" fo:line-height="150%" style:page-number="auto">
        <style:tab-stops/>
      </style:paragraph-properties>
      <style:text-properties fo:font-size="10.8000001907349pt" fo:letter-spacing="0.028cm" style:font-size-asian="10.5pt"/>
    </style:style>
    <style:style style:name="Footer" style:family="paragraph" style:parent-style-name="Standard" style:class="extra">
      <style:paragraph-properties fo:line-height="150%" fo:text-align="center" style:justify-single-word="false"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ЕСПД.ИсходныйТекст" style:family="paragraph" style:parent-style-name="ЕСПД.Абзац" style:default-outline-level="3" style:master-page-name="">
      <style:paragraph-properties style:page-number="auto"/>
      <style:text-properties style:font-name="Liberation Mono" fo:font-family="'Liberation Mono'" style:font-style-name="Обычный" style:font-family-generic="modern" style:font-pitch="fixed" fo:font-size="10pt" style:font-size-asian="10.5pt"/>
    </style:style>
    <style:style style:name="МПТ_3a__3a_Министерство" style:display-name="МПТ::Министерство" style:family="paragraph" style:parent-style-name="Standard" style:next-style-name="МПТ_3a__3a_Университет">
      <style:paragraph-properties fo:text-align="center" style:justify-single-word="false"/>
      <style:text-properties fo:font-size="10.8000001907349pt" style:font-size-asian="10.5pt"/>
    </style:style>
    <style:style style:name="МПТ_3a__3a_Университет" style:display-name="МПТ::Университет" style:family="paragraph" style:parent-style-name="Standard" style:next-style-name="МПТ_3a__3a_Техникум">
      <style:paragraph-properties fo:text-align="center" style:justify-single-word="false"/>
      <style:text-properties fo:font-size="10.8000001907349pt" style:font-size-asian="10.5pt"/>
    </style:style>
    <style:style style:name="МПТ_3a__3a_Техникум" style:display-name="МПТ::Техникум" style:family="paragraph" style:parent-style-name="Standard" style:next-style-name="МПТ_3a__3a_Утверждение">
      <style:paragraph-properties fo:text-align="center" style:justify-single-word="false"/>
      <style:text-properties fo:text-transform="uppercase" fo:font-weight="bold" style:font-size-asian="10.5pt"/>
    </style:style>
    <style:style style:name="Заголовок_20_содержимого_20_таблицы" style:display-name="Заголовок содержимого таблицы" style:family="paragraph" style:parent-style-name="Table_20_Contents" style:master-page-name="">
      <style:paragraph-properties fo:text-align="center" style:justify-single-word="false" style:page-number="auto"/>
    </style:style>
    <style:style style:name="МПТ_3a__3a_Заголовок" style:display-name="МПТ::Заголовок" style:family="paragraph" style:parent-style-name="Standard">
      <style:paragraph-properties fo:margin-top="0cm" fo:margin-bottom="0.4cm" loext:contextual-spacing="false" fo:text-align="center" style:justify-single-word="false"/>
      <style:text-properties fo:font-size="12.8000001907349pt" fo:font-weight="bold" style:font-size-asian="10.5pt"/>
    </style:style>
    <style:style style:name="МПТ_3a__3a_Заголовок_3a__3a_Тип" style:display-name="МПТ::Заголовок::Тип" style:family="paragraph" style:parent-style-name="МПТ_3a__3a_Заголовок">
      <style:text-properties fo:font-size="12.8000001907349pt" style:font-size-asian="10.5pt"/>
    </style:style>
    <style:style style:name="МПТ_3a__3a_Утверждение" style:display-name="МПТ::Утверждение" style:family="paragraph" style:parent-style-name="МПТ_3a__3a_Заголовок" style:next-style-name="МПТ_3a__3a_Заголовок">
      <style:paragraph-properties fo:margin-top="0.559cm" fo:margin-bottom="2.26cm" loext:contextual-spacing="false" fo:text-align="start" style:justify-single-word="false"/>
      <style:text-properties fo:font-size="12.8000001907349pt" fo:font-weight="normal" style:font-size-asian="10.5pt"/>
    </style:style>
    <style:style style:name="МПТ_3a__3a_Заголовок_3a__3a_Тема" style:display-name="МПТ::Заголовок::Тема" style:family="paragraph" style:parent-style-name="МПТ_3a__3a_Заголовок" style:master-page-name="">
      <style:paragraph-properties fo:margin-top="0.499cm" fo:margin-bottom="0.559cm" loext:contextual-spacing="false" style:page-number="auto"/>
      <style:text-properties fo:font-size="12.8000001907349pt" style:font-size-asian="10.5pt"/>
    </style:style>
    <style:style style:name="МПТ_3a__3a_Заголовок_3a__3a_Листов" style:display-name="МПТ::Заголовок::Листов" style:family="paragraph" style:parent-style-name="МПТ_3a__3a_Заголовок">
      <style:text-properties fo:font-size="12.8000001907349pt" style:font-size-asian="10.5pt"/>
    </style:style>
    <style:style style:name="МПТ_3a__3a_Заголовок_3a__3a_Обозначение" style:display-name="МПТ::Заголовок::Обозначение" style:family="paragraph" style:parent-style-name="МПТ_3a__3a_Заголовок">
      <style:text-properties fo:font-size="12.8000001907349pt" style:font-size-asian="10.5pt"/>
    </style:style>
    <style:style style:name="МПТ_3a__3a_Заголовок_3a__3a_ЛУ" style:display-name="МПТ::Заголовок::ЛУ" style:family="paragraph" style:parent-style-name="МПТ_3a__3a_Заголовок_3a__3a_Тип">
      <style:text-properties fo:text-transform="upperca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МПТ_3a__3a_Основной" style:display-name="МПТ::Основной" style:family="paragraph" style:parent-style-name="Standard" style:master-page-name="">
      <style:paragraph-properties fo:margin-left="0cm" fo:margin-right="0cm" fo:text-align="justify" style:justify-single-word="false" fo:text-indent="0.9cm" style:auto-text-indent="false" style:page-number="auto"/>
    </style:style>
    <style:style style:name="Drawing"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Обычный_20__28_веб_29_" style:display-name="Обычный (веб)"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Перечень_20_рисунков" style:display-name="Перечень рисунков" style:family="paragraph" style:parent-style-name="Название_20_объекта">
      <style:paragraph-properties fo:text-align="center" style:justify-single-word="false"/>
    </style:style>
    <style:style style:name="Footer_20_right" style:display-name="Foot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_20_left" style:display-name="Foot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ЕСПД.МаркированныйСписок" style:family="paragraph" style:parent-style-name="ЕСПД.Абзац" style:default-outline-level="6"/>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08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Английский_20_текст" style:display-name="Английский текст" style:family="text">
      <style:text-properties fo:language="en" fo:country="US" style:font-size-asian="10.5pt"/>
    </style:style>
    <style:style style:name="Верхний_20_регистр" style:display-name="Верхний регистр" style:family="text">
      <style:text-properties fo:text-transform="uppercase" fo:background-color="transparent" style:font-size-asian="10.5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0_5f_pascal" style:display-name="keyword0_pascal" style:family="text">
      <style:text-properties fo:color="#000000" fo:font-style="normal" fo:font-weight="bold"/>
    </style:style>
    <style:style style:name="keyword3_5f_pascal" style:display-name="keyword3_pascal" style:family="text">
      <style:text-properties fo:color="#000066" fo:font-style="normal" fo:font-weight="bold"/>
    </style:style>
    <style:style style:name="symbol0_5f_pascal" style:display-name="symbol0_pascal" style:family="text">
      <style:text-properties fo:color="#339933" fo:font-style="normal" fo:font-weight="normal"/>
    </style:style>
    <style:style style:name="string_5f_pascal" style:display-name="string_pascal" style:family="text">
      <style:text-properties fo:color="#ff0000" fo:font-style="normal" fo:font-weight="normal"/>
    </style:style>
    <style:style style:name="number_5f_pascal" style:display-name="number_pascal" style:family="text">
      <style:text-properties fo:color="#cc66cc" fo:font-style="normal" fo:font-weight="normal"/>
    </style:style>
    <style:style style:name="keyword2_5f_pascal" style:display-name="keyword2_pascal" style:family="text">
      <style:text-properties fo:color="#000066" fo:font-style="normal" fo:font-weight="normal"/>
    </style:style>
    <style:style style:name="Numbering_20_Symbols" style:display-name="Numbering Symbols" style:family="text"/>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0_5f_ruby" style:display-name="keyword0_ruby" style:family="text">
      <style:text-properties fo:color="#9966cc" fo:font-style="normal" fo:font-weight="bold"/>
    </style:style>
    <style:style style:name="keyword3_5f_ruby" style:display-name="keyword3_ruby" style:family="text">
      <style:text-properties fo:color="#cc00ff" fo:font-style="normal" fo:font-weight="bold"/>
    </style:style>
    <style:style style:name="symbol0_5f_ruby" style:display-name="symbol0_ruby" style:family="text">
      <style:text-properties fo:color="#006600" fo:font-style="normal" fo:font-weight="bold"/>
    </style:style>
    <style:style style:name="comment0_5f_ruby" style:display-name="comment0_ruby" style:family="text">
      <style:text-properties fo:color="#008000" fo:font-style="italic" fo:font-weight="normal"/>
    </style:style>
    <style:style style:name="keyword1_5f_ruby" style:display-name="keyword1_ruby" style:family="text">
      <style:text-properties fo:color="#0000ff" fo:font-style="normal" fo:font-weight="bold"/>
    </style:style>
    <style:style style:name="string_5f_ruby" style:display-name="string_ruby" style:family="text">
      <style:text-properties fo:color="#996600" fo:font-style="normal" fo:font-weight="normal"/>
    </style:style>
    <style:style style:name="regexp2_5f_rails" style:display-name="regexp2_rails" style:family="text">
      <style:text-properties fo:color="#6666ff" fo:font-style="normal" fo:font-weight="bold"/>
    </style:style>
    <style:style style:name="regexp3_5f_rails" style:display-name="regexp3_rails" style:family="text">
      <style:text-properties fo:color="#ff3333" fo:font-style="normal" fo:font-weight="bold"/>
    </style:style>
    <style:style style:name="keyword0_5f_rails" style:display-name="keyword0_rails" style:family="text">
      <style:text-properties fo:color="#9966cc" fo:font-style="normal" fo:font-weight="bold"/>
    </style:style>
    <style:style style:name="keyword1_5f_rails" style:display-name="keyword1_rails" style:family="text">
      <style:text-properties fo:color="#0000ff" fo:font-style="normal" fo:font-weight="bold"/>
    </style:style>
    <style:style style:name="keyword3_5f_rails" style:display-name="keyword3_rails" style:family="text">
      <style:text-properties fo:color="#cc00ff" fo:font-style="normal" fo:font-weight="bold"/>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member0_5f_rails" style:display-name="member0_rails" style:family="text">
      <style:text-properties fo:color="#9900cc" fo:font-style="normal" fo:font-weight="normal"/>
    </style:style>
    <style:style style:name="keyword2_5f_rails" style:display-name="keyword2_rails" style:family="text">
      <style:text-properties fo:color="#cc0066" fo:font-style="normal" fo:font-weight="bold"/>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regexp3_5f_css" style:display-name="regexp3_css" style:family="text">
      <style:text-properties fo:color="#993333" fo:font-style="normal" fo:font-weight="normal"/>
    </style:style>
    <style:style style:name="keyword0_5f_css" style:display-name="keyword0_css" style:family="text">
      <style:text-properties fo:color="#000000" fo:font-style="normal" fo:font-weight="bold"/>
    </style:style>
    <style:style style:name="symbol0_5f_css" style:display-name="symbol0_css" style:family="text">
      <style:text-properties fo:color="#00aa00" fo:font-style="normal" fo:font-weight="normal"/>
    </style:style>
    <style:style style:name="comment0_5f_css" style:display-name="comment0_css" style:family="text">
      <style:text-properties fo:color="#a1a100" fo:font-style="normal" fo:font-weight="normal"/>
    </style:style>
    <style:style style:name="regexp0_5f_css" style:display-name="regexp0_css" style:family="text">
      <style:text-properties fo:color="#cc00cc" fo:font-style="normal" fo:font-weight="normal"/>
    </style:style>
    <style:style style:name="regexp1_5f_css" style:display-name="regexp1_css" style:family="text">
      <style:text-properties fo:color="#6666ff" fo:font-style="normal" fo:font-weight="normal"/>
    </style:style>
    <style:style style:name="number_5f_css" style:display-name="number_css" style:family="text">
      <style:text-properties fo:color="#cc66cc" fo:font-style="normal" fo:font-weight="normal"/>
    </style:style>
    <style:style style:name="keyword1_5f_css" style:display-name="keyword1_css" style:family="text">
      <style:text-properties fo:color="#993333" fo:font-style="normal" fo:font-weight="normal"/>
    </style:style>
    <style:style style:name="МПТ_3a__3a_Капитель" style:display-name="МПТ::Капитель" style:family="text">
      <style:text-properties fo:font-variant="small-caps"/>
    </style:style>
    <style:style style:name="Вразрядку" style:family="text">
      <style:text-properties fo:letter-spacing="0.081cm"/>
    </style:style>
    <style:style style:name="Курсив" style:family="text">
      <style:text-properties fo:font-style="italic" style:font-size-asian="10.5pt"/>
    </style:style>
    <style:style style:name="Обычный_20__28_веб_29__20_Знак" style:display-name="Обычный (веб) Знак" style:family="text">
      <style:text-properties fo:font-size="12pt" fo:language="ru" fo:country="RU" style:font-size-asian="12pt" style:font-size-complex="12pt" style:language-complex="ar" style:country-complex="SA"/>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9cm"/>
        </style:list-level-properties>
      </text:outline-level-style>
      <text:outline-level-style text:level="3" style:num-format="1">
        <style:list-level-properties text:list-level-position-and-space-mode="label-alignment">
          <style:list-level-label-alignment text:label-followed-by="space" fo:text-indent="0.9cm"/>
        </style:list-level-properties>
      </text:outline-level-style>
      <text:outline-level-style text:level="4" style:num-format="">
        <style:list-level-properties text:list-level-position-and-space-mode="label-alignment">
          <style:list-level-label-alignment text:label-followed-by="space" fo:text-indent="0.9cm"/>
        </style:list-level-properties>
      </text:outline-level-style>
      <text:outline-level-style text:level="5" style:num-format="">
        <style:list-level-properties text:list-level-position-and-space-mode="label-alignment">
          <style:list-level-label-alignment text:label-followed-by="space" fo:text-indent="0.9cm"/>
        </style:list-level-properties>
      </text:outline-level-style>
      <text:outline-level-style text:level="6" style:num-prefix="-" style:num-format="">
        <style:list-level-properties text:list-level-position-and-space-mode="label-alignment">
          <style:list-level-label-alignment text:label-followed-by="space" fo:text-indent="0.9cm"/>
        </style:list-level-properties>
      </text:outline-level-style>
      <text:outline-level-style text:level="7" style:num-format="">
        <style:list-level-properties text:list-level-position-and-space-mode="label-alignment">
          <style:list-level-label-alignment text:label-followed-by="space" fo:text-indent="0.9cm"/>
        </style:list-level-properties>
      </text:outline-level-style>
      <text:outline-level-style text:level="8" style:num-format="">
        <style:list-level-properties text:list-level-position-and-space-mode="label-alignment">
          <style:list-level-label-alignment text:label-followed-by="space" fo:text-indent="0.9cm"/>
        </style:list-level-properties>
      </text:outline-level-style>
      <text:outline-level-style text:level="9" style:num-format="">
        <style:list-level-properties text:list-level-position-and-space-mode="label-alignment">
          <style:list-level-label-alignment text:label-followed-by="space" fo:text-indent="0.9cm"/>
        </style:list-level-properties>
      </text:outline-level-style>
      <text:outline-level-style text:level="10" style:num-format="">
        <style:list-level-properties text:list-level-position-and-space-mode="label-alignment">
          <style:list-level-label-alignment text:label-followed-by="space" fo:text-indent="0.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rsid="002f3efd" officeooo:paragraph-rsid="002f3efd"/>
    </style:style>
    <style:style style:name="MT1" style:family="text"/>
    <style:page-layout style:name="Mpm1">
      <style:page-layout-properties fo:page-width="21.001cm" fo:page-height="29.7cm" style:num-format="1" style:print-orientation="portrait" fo:margin-top="0.681cm" fo:margin-bottom="1.499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2cm" fo:margin-left="0cm" fo:margin-right="0cm" fo:margin-bottom="0cm" style:dynamic-spacing="false"/>
      </style:header-style>
      <style:footer-style>
        <style:header-footer-properties svg:height="1.51cm" fo:margin-left="0cm" fo:margin-right="0cm" fo:margin-top="0.15cm" style:dynamic-spacing="false"/>
      </style:footer-style>
    </style:page-layout>
    <style:page-layout style:name="Mpm2">
      <style:page-layout-properties fo:page-width="21.001cm" fo:page-height="29.7cm" style:num-format="1" style:print-orientation="portrait" fo:margin-top="1.499cm" fo:margin-bottom="1.499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7">
      <number:year number:style="long"/>
    </number:date-style>
  </office:automatic-styles>
  <office:master-styles>
    <style:master-page style:name="Standard" style:page-layout-name="Mpm1">
      <style:header>
        <text:p text:style-name="Header">‒<text:page-number text:select-page="current">15</text:page-number>‒</text:p>
        <text:p text:style-name="Header"><text:span text:style-name="Верхний_20_регистр">RU.45286560000.50 0000‑01 ТЗ 01</text:span></text:p>
      </style:header>
      <style:footer>
        <text:p text:style-name="Footer"/>
      </style:footer>
    </style:master-page>
    <style:master-page style:name="First_20_Page" style:display-name="First Page" style:page-layout-name="Mpm2" style:next-style-name="Standard">
      <style:footer>
        <text:p text:style-name="MP1"><text:date style:data-style-name="N107" text:date-value="2016-05-03T18:11:58.407999817">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10:16.954338432</meta:creation-date>
    <meta:editing-duration>PT17H53M6S</meta:editing-duration>
    <meta:editing-cycles>361</meta:editing-cycles>
    <meta:generator>LibreOffice/5.0.0.5$Windows_x86 LibreOffice_project/1b1a90865e348b492231e1c451437d7a15bb262b</meta:generator>
    <meta:initial-creator>Anonym  </meta:initial-creator>
    <dc:date>2016-05-03T18:11:57.173000000</dc:date>
    <meta:document-statistic meta:table-count="3" meta:image-count="1" meta:object-count="0" meta:page-count="18" meta:paragraph-count="234" meta:word-count="2288" meta:character-count="17153" meta:non-whitespace-character-count="14973"/>
  </office:meta>
</office:document-meta>
</file>